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72in"/>
    </style:style>
    <style:style style:name="co2" style:family="table-column">
      <style:table-column-properties fo:break-before="auto" style:column-width="1.2811in"/>
    </style:style>
    <style:style style:name="co3" style:family="table-column">
      <style:table-column-properties fo:break-before="auto" style:column-width="0.9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terpolation_f1" table:style-name="ta1">
        <table:shapes>
          <draw:frame draw:z-index="0" draw:style-name="gr1" draw:text-style-name="P1" svg:width="6.3051in" svg:height="3.8602in" svg:x="3.2449in" svg:y="7.1535in">
            <draw:object draw:notify-on-update-of-ranges="interpolation_f1.A1:interpolation_f1.A1 interpolation_f1.A2:interpolation_f1.A102 interpolation_f1.B1:interpolation_f1.B1 interpolation_f1.B2:interpolation_f1.B102 interpolation_f1.A1:interpolation_f1.A1 interpolation_f1.A2:interpolation_f1.A102 interpolation_f1.C1:interpolation_f1.C1 interpolation_f1.C2:interpolation_f1.C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51in" svg:height="3.9705in" svg:x="9.6413in" svg:y="7.1441in">
            <draw:object draw:notify-on-update-of-ranges="interpolation_f1.A1:interpolation_f1.A1 interpolation_f1.A104:interpolation_f1.A204 interpolation_f1.B1:interpolation_f1.B1 interpolation_f1.B104:interpolation_f1.B204 interpolation_f1.A1:interpolation_f1.A1 interpolation_f1.A104:interpolation_f1.A204 interpolation_f1.C1:interpolation_f1.C1 interpolation_f1.C104:interpolation_f1.C2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51in" svg:height="3.5386in" svg:x="3.3205in" svg:y="3.2339in">
            <draw:object draw:notify-on-update-of-ranges="interpolation_f1.A1:interpolation_f1.A1 interpolation_f1.A206:interpolation_f1.A306 interpolation_f1.B1:interpolation_f1.B1 interpolation_f1.B206:interpolation_f1.B306 interpolation_f1.A1:interpolation_f1.A1 interpolation_f1.A206:interpolation_f1.A306 interpolation_f1.C1:interpolation_f1.C1 interpolation_f1.C206:interpolation_f1.C30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51in" svg:height="3.5386in" svg:x="9.7008in" svg:y="3.4118in">
            <draw:object draw:notify-on-update-of-ranges="interpolation_f1.A1:interpolation_f1.A1 interpolation_f1.A308:interpolation_f1.A408 interpolation_f1.B1:interpolation_f1.B1 interpolation_f1.B308:interpolation_f1.B408 interpolation_f1.A1:interpolation_f1.A1 interpolation_f1.A308:interpolation_f1.A408 interpolation_f1.C1:interpolation_f1.C1 interpolation_f1.C308:interpolation_f1.C40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_actual</text:p>
          </table:table-cell>
          <table:table-cell office:value-type="string" calcext:value-type="string">
            <text:p>y_interpolated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0.0000000000138879" calcext:value-type="float">
            <text:p>1.38879E-11</text:p>
          </table:table-cell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0.0000000000373757" calcext:value-type="float">
            <text:p>3.73757E-11</text:p>
          </table:table-cell>
          <table:table-cell office:value-type="float" office:value="-0.112136" calcext:value-type="float">
            <text:p>-0.112136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0.0000000000985951" calcext:value-type="float">
            <text:p>9.85951E-11</text:p>
          </table:table-cell>
          <table:table-cell office:value-type="float" office:value="-0.20987" calcext:value-type="float">
            <text:p>-0.20987</text:p>
          </table:table-cell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0.000000000254938" calcext:value-type="float">
            <text:p>2.54938E-10</text:p>
          </table:table-cell>
          <table:table-cell office:value-type="float" office:value="-0.293945" calcext:value-type="float">
            <text:p>-0.293945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0.000000000646143" calcext:value-type="float">
            <text:p>6.46143E-10</text:p>
          </table:table-cell>
          <table:table-cell office:value-type="float" office:value="-0.36509" calcext:value-type="float">
            <text:p>-0.36509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0.00000000160523" calcext:value-type="float">
            <text:p>0.00000000160523</text:p>
          </table:table-cell>
          <table:table-cell office:value-type="float" office:value="-0.424015" calcext:value-type="float">
            <text:p>-0.424015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0.00000000390894" calcext:value-type="float">
            <text:p>0.00000000390894</text:p>
          </table:table-cell>
          <table:table-cell office:value-type="float" office:value="-0.47142" calcext:value-type="float">
            <text:p>-0.47142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0.00000000933029" calcext:value-type="float">
            <text:p>0.00000000933029</text:p>
          </table:table-cell>
          <table:table-cell office:value-type="float" office:value="-0.507984" calcext:value-type="float">
            <text:p>-0.507984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0.0000000218296" calcext:value-type="float">
            <text:p>0.0000000218296</text:p>
          </table:table-cell>
          <table:table-cell office:value-type="float" office:value="-0.534376" calcext:value-type="float">
            <text:p>-0.534376</text:p>
          </table:table-cell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0.0000000500622" calcext:value-type="float">
            <text:p>0.0000000500622</text:p>
          </table:table-cell>
          <table:table-cell office:value-type="float" office:value="-0.551245" calcext:value-type="float">
            <text:p>-0.55124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0000112535" calcext:value-type="float">
            <text:p>0.000000112535</text:p>
          </table:table-cell>
          <table:table-cell office:value-type="float" office:value="-0.559228" calcext:value-type="float">
            <text:p>-0.559228</text:p>
          </table:table-cell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0.00000024796" calcext:value-type="float">
            <text:p>0.00000024796</text:p>
          </table:table-cell>
          <table:table-cell office:value-type="float" office:value="-0.558945" calcext:value-type="float">
            <text:p>-0.558945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0.000000535535" calcext:value-type="float">
            <text:p>0.000000535535</text:p>
          </table:table-cell>
          <table:table-cell office:value-type="float" office:value="-0.551001" calcext:value-type="float">
            <text:p>-0.551001</text:p>
          </table:table-cell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0.00000113373" calcext:value-type="float">
            <text:p>0.00000113373</text:p>
          </table:table-cell>
          <table:table-cell office:value-type="float" office:value="-0.535986" calcext:value-type="float">
            <text:p>-0.535986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0.00000235258" calcext:value-type="float">
            <text:p>0.00000235258</text:p>
          </table:table-cell>
          <table:table-cell office:value-type="float" office:value="-0.514475" calcext:value-type="float">
            <text:p>-0.514475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00000478512" calcext:value-type="float">
            <text:p>0.00000478512</text:p>
          </table:table-cell>
          <table:table-cell office:value-type="float" office:value="-0.487027" calcext:value-type="float">
            <text:p>-0.487027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0.00000954016" calcext:value-type="float">
            <text:p>0.00000954016</text:p>
          </table:table-cell>
          <table:table-cell office:value-type="float" office:value="-0.454186" calcext:value-type="float">
            <text:p>-0.454186</text:p>
          </table:table-cell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0.0000186437" calcext:value-type="float">
            <text:p>0.0000186437</text:p>
          </table:table-cell>
          <table:table-cell office:value-type="float" office:value="-0.416479" calcext:value-type="float">
            <text:p>-0.416479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0.0000357128" calcext:value-type="float">
            <text:p>0.0000357128</text:p>
          </table:table-cell>
          <table:table-cell office:value-type="float" office:value="-0.374422" calcext:value-type="float">
            <text:p>-0.374422</text:p>
          </table:table-cell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0.0000670548" calcext:value-type="float">
            <text:p>0.0000670548</text:p>
          </table:table-cell>
          <table:table-cell office:value-type="float" office:value="-0.32851" calcext:value-type="float">
            <text:p>-0.3285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0012341" calcext:value-type="float">
            <text:p>0.00012341</text:p>
          </table:table-cell>
          <table:table-cell office:value-type="float" office:value="-0.279228" calcext:value-type="float">
            <text:p>-0.279228</text:p>
          </table:table-cell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0.00022263" calcext:value-type="float">
            <text:p>0.00022263</text:p>
          </table:table-cell>
          <table:table-cell office:value-type="float" office:value="-0.227042" calcext:value-type="float">
            <text:p>-0.227042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0.000393669" calcext:value-type="float">
            <text:p>0.000393669</text:p>
          </table:table-cell>
          <table:table-cell office:value-type="float" office:value="-0.172404" calcext:value-type="float">
            <text:p>-0.172404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0.000682328" calcext:value-type="float">
            <text:p>0.000682328</text:p>
          </table:table-cell>
          <table:table-cell office:value-type="float" office:value="-0.115751" calcext:value-type="float">
            <text:p>-0.115751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0.00115923" calcext:value-type="float">
            <text:p>0.00115923</text:p>
          </table:table-cell>
          <table:table-cell office:value-type="float" office:value="-0.0575042" calcext:value-type="float">
            <text:p>-0.0575042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table:number-columns-repeated="2" office:value-type="float" office:value="0.00193045" calcext:value-type="float">
            <text:p>0.00193045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0.00315111" calcext:value-type="float">
            <text:p>0.00315111</text:p>
          </table:table-cell>
          <table:table-cell office:value-type="float" office:value="0.0621622" calcext:value-type="float">
            <text:p>0.0621622</text:p>
          </table:table-cell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0.00504176" calcext:value-type="float">
            <text:p>0.00504176</text:p>
          </table:table-cell>
          <table:table-cell office:value-type="float" office:value="0.122816" calcext:value-type="float">
            <text:p>0.122816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0.00790705" calcext:value-type="float">
            <text:p>0.00790705</text:p>
          </table:table-cell>
          <table:table-cell office:value-type="float" office:value="0.183531" calcext:value-type="float">
            <text:p>0.183531</text:p>
          </table:table-cell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0.0121552" calcext:value-type="float">
            <text:p>0.0121552</text:p>
          </table:table-cell>
          <table:table-cell office:value-type="float" office:value="0.243964" calcext:value-type="float">
            <text:p>0.24396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183156" calcext:value-type="float">
            <text:p>0.0183156</text:p>
          </table:table-cell>
          <table:table-cell office:value-type="float" office:value="0.303784" calcext:value-type="float">
            <text:p>0.303784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0.0270518" calcext:value-type="float">
            <text:p>0.0270518</text:p>
          </table:table-cell>
          <table:table-cell office:value-type="float" office:value="0.362677" calcext:value-type="float">
            <text:p>0.362677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0.0391639" calcext:value-type="float">
            <text:p>0.0391639</text:p>
          </table:table-cell>
          <table:table-cell office:value-type="float" office:value="0.420346" calcext:value-type="float">
            <text:p>0.420346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0.0555762" calcext:value-type="float">
            <text:p>0.0555762</text:p>
          </table:table-cell>
          <table:table-cell office:value-type="float" office:value="0.476506" calcext:value-type="float">
            <text:p>0.476506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0.0773047" calcext:value-type="float">
            <text:p>0.0773047</text:p>
          </table:table-cell>
          <table:table-cell office:value-type="float" office:value="0.530889" calcext:value-type="float">
            <text:p>0.530889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105399" calcext:value-type="float">
            <text:p>0.105399</text:p>
          </table:table-cell>
          <table:table-cell office:value-type="float" office:value="0.583243" calcext:value-type="float">
            <text:p>0.583243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0.140858" calcext:value-type="float">
            <text:p>0.140858</text:p>
          </table:table-cell>
          <table:table-cell office:value-type="float" office:value="0.63333" calcext:value-type="float">
            <text:p>0.63333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0.18452" calcext:value-type="float">
            <text:p>0.18452</text:p>
          </table:table-cell>
          <table:table-cell office:value-type="float" office:value="0.680928" calcext:value-type="float">
            <text:p>0.680928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0.236928" calcext:value-type="float">
            <text:p>0.236928</text:p>
          </table:table-cell>
          <table:table-cell office:value-type="float" office:value="0.72583" calcext:value-type="float">
            <text:p>0.72583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0.298197" calcext:value-type="float">
            <text:p>0.298197</text:p>
          </table:table-cell>
          <table:table-cell office:value-type="float" office:value="0.767844" calcext:value-type="float">
            <text:p>0.76784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367879" calcext:value-type="float">
            <text:p>0.367879</text:p>
          </table:table-cell>
          <table:table-cell office:value-type="float" office:value="0.806795" calcext:value-type="float">
            <text:p>0.806795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444858" calcext:value-type="float">
            <text:p>0.444858</text:p>
          </table:table-cell>
          <table:table-cell office:value-type="float" office:value="0.842522" calcext:value-type="float">
            <text:p>0.842522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527292" calcext:value-type="float">
            <text:p>0.527292</text:p>
          </table:table-cell>
          <table:table-cell office:value-type="float" office:value="0.874878" calcext:value-type="float">
            <text:p>0.874878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612626" calcext:value-type="float">
            <text:p>0.612626</text:p>
          </table:table-cell>
          <table:table-cell office:value-type="float" office:value="0.903734" calcext:value-type="float">
            <text:p>0.903734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697676" calcext:value-type="float">
            <text:p>0.697676</text:p>
          </table:table-cell>
          <table:table-cell office:value-type="float" office:value="0.928976" calcext:value-type="float">
            <text:p>0.928976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778801" calcext:value-type="float">
            <text:p>0.778801</text:p>
          </table:table-cell>
          <table:table-cell office:value-type="float" office:value="0.950502" calcext:value-type="float">
            <text:p>0.950502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852144" calcext:value-type="float">
            <text:p>0.852144</text:p>
          </table:table-cell>
          <table:table-cell office:value-type="float" office:value="0.968229" calcext:value-type="float">
            <text:p>0.968229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913931" calcext:value-type="float">
            <text:p>0.913931</text:p>
          </table:table-cell>
          <table:table-cell office:value-type="float" office:value="0.982089" calcext:value-type="float">
            <text:p>0.982089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960789" calcext:value-type="float">
            <text:p>0.960789</text:p>
          </table:table-cell>
          <table:table-cell office:value-type="float" office:value="0.992027" calcext:value-type="float">
            <text:p>0.992027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998005" calcext:value-type="float">
            <text:p>0.998005</text:p>
          </table:table-cell>
        </table:table-row>
        <table:table-row table:style-name="ro1">
          <table:table-cell office:value-type="float" office:value="-1.02696E-015" calcext:value-type="float">
            <text:p>-1.02696E-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998005" calcext:value-type="float">
            <text:p>0.9980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60789" calcext:value-type="float">
            <text:p>0.960789</text:p>
          </table:table-cell>
          <table:table-cell office:value-type="float" office:value="0.992027" calcext:value-type="float">
            <text:p>0.99202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13931" calcext:value-type="float">
            <text:p>0.913931</text:p>
          </table:table-cell>
          <table:table-cell office:value-type="float" office:value="0.982089" calcext:value-type="float">
            <text:p>0.98208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52144" calcext:value-type="float">
            <text:p>0.852144</text:p>
          </table:table-cell>
          <table:table-cell office:value-type="float" office:value="0.968229" calcext:value-type="float">
            <text:p>0.96822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78801" calcext:value-type="float">
            <text:p>0.778801</text:p>
          </table:table-cell>
          <table:table-cell office:value-type="float" office:value="0.950502" calcext:value-type="float">
            <text:p>0.95050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97676" calcext:value-type="float">
            <text:p>0.697676</text:p>
          </table:table-cell>
          <table:table-cell office:value-type="float" office:value="0.928976" calcext:value-type="float">
            <text:p>0.92897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12626" calcext:value-type="float">
            <text:p>0.612626</text:p>
          </table:table-cell>
          <table:table-cell office:value-type="float" office:value="0.903734" calcext:value-type="float">
            <text:p>0.90373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27292" calcext:value-type="float">
            <text:p>0.527292</text:p>
          </table:table-cell>
          <table:table-cell office:value-type="float" office:value="0.874878" calcext:value-type="float">
            <text:p>0.87487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44858" calcext:value-type="float">
            <text:p>0.444858</text:p>
          </table:table-cell>
          <table:table-cell office:value-type="float" office:value="0.842522" calcext:value-type="float">
            <text:p>0.842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7879" calcext:value-type="float">
            <text:p>0.367879</text:p>
          </table:table-cell>
          <table:table-cell office:value-type="float" office:value="0.806795" calcext:value-type="float">
            <text:p>0.80679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98197" calcext:value-type="float">
            <text:p>0.298197</text:p>
          </table:table-cell>
          <table:table-cell office:value-type="float" office:value="0.767844" calcext:value-type="float">
            <text:p>0.76784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36928" calcext:value-type="float">
            <text:p>0.236928</text:p>
          </table:table-cell>
          <table:table-cell office:value-type="float" office:value="0.72583" calcext:value-type="float">
            <text:p>0.7258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8452" calcext:value-type="float">
            <text:p>0.18452</text:p>
          </table:table-cell>
          <table:table-cell office:value-type="float" office:value="0.680928" calcext:value-type="float">
            <text:p>0.68092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40858" calcext:value-type="float">
            <text:p>0.140858</text:p>
          </table:table-cell>
          <table:table-cell office:value-type="float" office:value="0.63333" calcext:value-type="float">
            <text:p>0.633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05399" calcext:value-type="float">
            <text:p>0.105399</text:p>
          </table:table-cell>
          <table:table-cell office:value-type="float" office:value="0.583243" calcext:value-type="float">
            <text:p>0.58324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773047" calcext:value-type="float">
            <text:p>0.0773047</text:p>
          </table:table-cell>
          <table:table-cell office:value-type="float" office:value="0.530889" calcext:value-type="float">
            <text:p>0.53088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555762" calcext:value-type="float">
            <text:p>0.0555762</text:p>
          </table:table-cell>
          <table:table-cell office:value-type="float" office:value="0.476506" calcext:value-type="float">
            <text:p>0.47650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391639" calcext:value-type="float">
            <text:p>0.0391639</text:p>
          </table:table-cell>
          <table:table-cell office:value-type="float" office:value="0.420346" calcext:value-type="float">
            <text:p>0.42034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270518" calcext:value-type="float">
            <text:p>0.0270518</text:p>
          </table:table-cell>
          <table:table-cell office:value-type="float" office:value="0.362677" calcext:value-type="float">
            <text:p>0.3626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83156" calcext:value-type="float">
            <text:p>0.0183156</text:p>
          </table:table-cell>
          <table:table-cell office:value-type="float" office:value="0.303784" calcext:value-type="float">
            <text:p>0.30378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121552" calcext:value-type="float">
            <text:p>0.0121552</text:p>
          </table:table-cell>
          <table:table-cell office:value-type="float" office:value="0.243964" calcext:value-type="float">
            <text:p>0.24396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0790705" calcext:value-type="float">
            <text:p>0.00790705</text:p>
          </table:table-cell>
          <table:table-cell office:value-type="float" office:value="0.183531" calcext:value-type="float">
            <text:p>0.18353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0504176" calcext:value-type="float">
            <text:p>0.00504176</text:p>
          </table:table-cell>
          <table:table-cell office:value-type="float" office:value="0.122816" calcext:value-type="float">
            <text:p>0.12281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0315111" calcext:value-type="float">
            <text:p>0.00315111</text:p>
          </table:table-cell>
          <table:table-cell office:value-type="float" office:value="0.0621622" calcext:value-type="float">
            <text:p>0.062162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 office:value-type="float" office:value="0.00193045" calcext:value-type="float">
            <text:p>0.0019304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0115923" calcext:value-type="float">
            <text:p>0.00115923</text:p>
          </table:table-cell>
          <table:table-cell office:value-type="float" office:value="-0.0575042" calcext:value-type="float">
            <text:p>-0.057504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00682328" calcext:value-type="float">
            <text:p>0.000682328</text:p>
          </table:table-cell>
          <table:table-cell office:value-type="float" office:value="-0.115751" calcext:value-type="float">
            <text:p>-0.11575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00393669" calcext:value-type="float">
            <text:p>0.000393669</text:p>
          </table:table-cell>
          <table:table-cell office:value-type="float" office:value="-0.172404" calcext:value-type="float">
            <text:p>-0.17240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0022263" calcext:value-type="float">
            <text:p>0.00022263</text:p>
          </table:table-cell>
          <table:table-cell office:value-type="float" office:value="-0.227042" calcext:value-type="float">
            <text:p>-0.2270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2341" calcext:value-type="float">
            <text:p>0.00012341</text:p>
          </table:table-cell>
          <table:table-cell office:value-type="float" office:value="-0.279228" calcext:value-type="float">
            <text:p>-0.27922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000670548" calcext:value-type="float">
            <text:p>0.0000670548</text:p>
          </table:table-cell>
          <table:table-cell office:value-type="float" office:value="-0.32851" calcext:value-type="float">
            <text:p>-0.3285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00357128" calcext:value-type="float">
            <text:p>0.0000357128</text:p>
          </table:table-cell>
          <table:table-cell office:value-type="float" office:value="-0.374422" calcext:value-type="float">
            <text:p>-0.37442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000186437" calcext:value-type="float">
            <text:p>0.0000186437</text:p>
          </table:table-cell>
          <table:table-cell office:value-type="float" office:value="-0.416479" calcext:value-type="float">
            <text:p>-0.41647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00000954016" calcext:value-type="float">
            <text:p>0.00000954016</text:p>
          </table:table-cell>
          <table:table-cell office:value-type="float" office:value="-0.454186" calcext:value-type="float">
            <text:p>-0.45418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0478512" calcext:value-type="float">
            <text:p>0.00000478512</text:p>
          </table:table-cell>
          <table:table-cell office:value-type="float" office:value="-0.487027" calcext:value-type="float">
            <text:p>-0.48702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00000235258" calcext:value-type="float">
            <text:p>0.00000235258</text:p>
          </table:table-cell>
          <table:table-cell office:value-type="float" office:value="-0.514475" calcext:value-type="float">
            <text:p>-0.51447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00000113373" calcext:value-type="float">
            <text:p>0.00000113373</text:p>
          </table:table-cell>
          <table:table-cell office:value-type="float" office:value="-0.535986" calcext:value-type="float">
            <text:p>-0.53598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000000535535" calcext:value-type="float">
            <text:p>0.000000535535</text:p>
          </table:table-cell>
          <table:table-cell office:value-type="float" office:value="-0.551001" calcext:value-type="float">
            <text:p>-0.55100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0000024796" calcext:value-type="float">
            <text:p>0.00000024796</text:p>
          </table:table-cell>
          <table:table-cell office:value-type="float" office:value="-0.558945" calcext:value-type="float">
            <text:p>-0.5589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112535" calcext:value-type="float">
            <text:p>0.000000112535</text:p>
          </table:table-cell>
          <table:table-cell office:value-type="float" office:value="-0.559228" calcext:value-type="float">
            <text:p>-0.55922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0000000500622" calcext:value-type="float">
            <text:p>0.0000000500622</text:p>
          </table:table-cell>
          <table:table-cell office:value-type="float" office:value="-0.551245" calcext:value-type="float">
            <text:p>-0.55124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0000000218296" calcext:value-type="float">
            <text:p>0.0000000218296</text:p>
          </table:table-cell>
          <table:table-cell office:value-type="float" office:value="-0.534376" calcext:value-type="float">
            <text:p>-0.53437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00000000933029" calcext:value-type="float">
            <text:p>0.00000000933029</text:p>
          </table:table-cell>
          <table:table-cell office:value-type="float" office:value="-0.507984" calcext:value-type="float">
            <text:p>-0.50798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00000000390894" calcext:value-type="float">
            <text:p>0.00000000390894</text:p>
          </table:table-cell>
          <table:table-cell office:value-type="float" office:value="-0.47142" calcext:value-type="float">
            <text:p>-0.4714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0000160523" calcext:value-type="float">
            <text:p>0.00000000160523</text:p>
          </table:table-cell>
          <table:table-cell office:value-type="float" office:value="-0.424015" calcext:value-type="float">
            <text:p>-0.42401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000000000646143" calcext:value-type="float">
            <text:p>6.46143E-10</text:p>
          </table:table-cell>
          <table:table-cell office:value-type="float" office:value="-0.36509" calcext:value-type="float">
            <text:p>-0.3650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000000000254938" calcext:value-type="float">
            <text:p>2.54938E-10</text:p>
          </table:table-cell>
          <table:table-cell office:value-type="float" office:value="-0.293945" calcext:value-type="float">
            <text:p>-0.29394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0000000000985951" calcext:value-type="float">
            <text:p>9.85951E-11</text:p>
          </table:table-cell>
          <table:table-cell office:value-type="float" office:value="-0.20987" calcext:value-type="float">
            <text:p>-0.2098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0000000000373757" calcext:value-type="float">
            <text:p>3.73757E-11</text:p>
          </table:table-cell>
          <table:table-cell office:value-type="float" office:value="-0.112136" calcext:value-type="float">
            <text:p>-0.1121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000138879" calcext:value-type="float">
            <text:p>1.38879E-11</text:p>
          </table:table-cell>
          <table:table-cell office:value-type="float" office:value="0.0000000000138848" calcext:value-type="float">
            <text:p>1.38848E-11</text:p>
          </table:table-cell>
        </table:table-row>
        <table:table-row table:style-name="ro1">
          <table:table-cell office:value-type="string" calcext:value-type="string">
            <text:p>NEXT N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0.0000000000138879" calcext:value-type="float">
            <text:p>1.38879E-11</text:p>
          </table:table-cell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0.0000000000373757" calcext:value-type="float">
            <text:p>3.73757E-11</text:p>
          </table:table-cell>
          <table:table-cell office:value-type="float" office:value="-0.271386" calcext:value-type="float">
            <text:p>-0.271386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0.0000000000985951" calcext:value-type="float">
            <text:p>9.85951E-11</text:p>
          </table:table-cell>
          <table:table-cell office:value-type="float" office:value="-0.429098" calcext:value-type="float">
            <text:p>-0.429098</text:p>
          </table:table-cell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0.000000000254938" calcext:value-type="float">
            <text:p>2.54938E-10</text:p>
          </table:table-cell>
          <table:table-cell office:value-type="float" office:value="-0.500607" calcext:value-type="float">
            <text:p>-0.500607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0.000000000646143" calcext:value-type="float">
            <text:p>6.46143E-10</text:p>
          </table:table-cell>
          <table:table-cell office:value-type="float" office:value="-0.508923" calcext:value-type="float">
            <text:p>-0.508923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0.00000000160523" calcext:value-type="float">
            <text:p>0.00000000160523</text:p>
          </table:table-cell>
          <table:table-cell office:value-type="float" office:value="-0.473091" calcext:value-type="float">
            <text:p>-0.473091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0.00000000390894" calcext:value-type="float">
            <text:p>0.00000000390894</text:p>
          </table:table-cell>
          <table:table-cell office:value-type="float" office:value="-0.408652" calcext:value-type="float">
            <text:p>-0.408652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0.00000000933029" calcext:value-type="float">
            <text:p>0.00000000933029</text:p>
          </table:table-cell>
          <table:table-cell office:value-type="float" office:value="-0.328073" calcext:value-type="float">
            <text:p>-0.328073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0.0000000218296" calcext:value-type="float">
            <text:p>0.0000000218296</text:p>
          </table:table-cell>
          <table:table-cell office:value-type="float" office:value="-0.241129" calcext:value-type="float">
            <text:p>-0.241129</text:p>
          </table:table-cell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0.0000000500622" calcext:value-type="float">
            <text:p>0.0000000500622</text:p>
          </table:table-cell>
          <table:table-cell office:value-type="float" office:value="-0.155271" calcext:value-type="float">
            <text:p>-0.15527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0000112535" calcext:value-type="float">
            <text:p>0.000000112535</text:p>
          </table:table-cell>
          <table:table-cell office:value-type="float" office:value="-0.0759514" calcext:value-type="float">
            <text:p>-0.0759514</text:p>
          </table:table-cell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0.00000024796" calcext:value-type="float">
            <text:p>0.00000024796</text:p>
          </table:table-cell>
          <table:table-cell office:value-type="float" office:value="-0.00692136" calcext:value-type="float">
            <text:p>-0.00692136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0.000000535535" calcext:value-type="float">
            <text:p>0.000000535535</text:p>
          </table:table-cell>
          <table:table-cell office:value-type="float" office:value="0.0494949" calcext:value-type="float">
            <text:p>0.0494949</text:p>
          </table:table-cell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0.00000113373" calcext:value-type="float">
            <text:p>0.00000113373</text:p>
          </table:table-cell>
          <table:table-cell office:value-type="float" office:value="0.0921555" calcext:value-type="float">
            <text:p>0.0921555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0.00000235258" calcext:value-type="float">
            <text:p>0.00000235258</text:p>
          </table:table-cell>
          <table:table-cell office:value-type="float" office:value="0.120879" calcext:value-type="float">
            <text:p>0.120879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00000478512" calcext:value-type="float">
            <text:p>0.00000478512</text:p>
          </table:table-cell>
          <table:table-cell office:value-type="float" office:value="0.136249" calcext:value-type="float">
            <text:p>0.136249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0.00000954016" calcext:value-type="float">
            <text:p>0.00000954016</text:p>
          </table:table-cell>
          <table:table-cell office:value-type="float" office:value="0.139435" calcext:value-type="float">
            <text:p>0.139435</text:p>
          </table:table-cell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0.0000186437" calcext:value-type="float">
            <text:p>0.0000186437</text:p>
          </table:table-cell>
          <table:table-cell office:value-type="float" office:value="0.132037" calcext:value-type="float">
            <text:p>0.132037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0.0000357128" calcext:value-type="float">
            <text:p>0.0000357128</text:p>
          </table:table-cell>
          <table:table-cell office:value-type="float" office:value="0.115955" calcext:value-type="float">
            <text:p>0.115955</text:p>
          </table:table-cell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0.0000670548" calcext:value-type="float">
            <text:p>0.0000670548</text:p>
          </table:table-cell>
          <table:table-cell office:value-type="float" office:value="0.0932611" calcext:value-type="float">
            <text:p>0.093261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0012341" calcext:value-type="float">
            <text:p>0.00012341</text:p>
          </table:table-cell>
          <table:table-cell office:value-type="float" office:value="0.066107" calcext:value-type="float">
            <text:p>0.066107</text:p>
          </table:table-cell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0.00022263" calcext:value-type="float">
            <text:p>0.00022263</text:p>
          </table:table-cell>
          <table:table-cell office:value-type="float" office:value="0.0366321" calcext:value-type="float">
            <text:p>0.0366321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0.000393669" calcext:value-type="float">
            <text:p>0.000393669</text:p>
          </table:table-cell>
          <table:table-cell office:value-type="float" office:value="0.00689376" calcext:value-type="float">
            <text:p>0.00689376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0.000682328" calcext:value-type="float">
            <text:p>0.000682328</text:p>
          </table:table-cell>
          <table:table-cell office:value-type="float" office:value="-0.0211917" calcext:value-type="float">
            <text:p>-0.0211917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0.00115923" calcext:value-type="float">
            <text:p>0.00115923</text:p>
          </table:table-cell>
          <table:table-cell office:value-type="float" office:value="-0.0458951" calcext:value-type="float">
            <text:p>-0.0458951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00193045" calcext:value-type="float">
            <text:p>0.00193045</text:p>
          </table:table-cell>
          <table:table-cell office:value-type="float" office:value="-0.0657103" calcext:value-type="float">
            <text:p>-0.0657103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0.00315111" calcext:value-type="float">
            <text:p>0.00315111</text:p>
          </table:table-cell>
          <table:table-cell office:value-type="float" office:value="-0.0793794" calcext:value-type="float">
            <text:p>-0.0793794</text:p>
          </table:table-cell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0.00504176" calcext:value-type="float">
            <text:p>0.00504176</text:p>
          </table:table-cell>
          <table:table-cell office:value-type="float" office:value="-0.0859088" calcext:value-type="float">
            <text:p>-0.0859088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0.00790705" calcext:value-type="float">
            <text:p>0.00790705</text:p>
          </table:table-cell>
          <table:table-cell office:value-type="float" office:value="-0.0845772" calcext:value-type="float">
            <text:p>-0.0845772</text:p>
          </table:table-cell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0.0121552" calcext:value-type="float">
            <text:p>0.0121552</text:p>
          </table:table-cell>
          <table:table-cell office:value-type="float" office:value="-0.0749371" calcext:value-type="float">
            <text:p>-0.074937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183156" calcext:value-type="float">
            <text:p>0.0183156</text:p>
          </table:table-cell>
          <table:table-cell office:value-type="float" office:value="-0.0568084" calcext:value-type="float">
            <text:p>-0.0568084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0.0270518" calcext:value-type="float">
            <text:p>0.0270518</text:p>
          </table:table-cell>
          <table:table-cell office:value-type="float" office:value="-0.030268" calcext:value-type="float">
            <text:p>-0.030268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0.0391639" calcext:value-type="float">
            <text:p>0.0391639</text:p>
          </table:table-cell>
          <table:table-cell office:value-type="float" office:value="0.00436647" calcext:value-type="float">
            <text:p>0.00436647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0.0555762" calcext:value-type="float">
            <text:p>0.0555762</text:p>
          </table:table-cell>
          <table:table-cell office:value-type="float" office:value="0.0465563" calcext:value-type="float">
            <text:p>0.0465563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0.0773047" calcext:value-type="float">
            <text:p>0.0773047</text:p>
          </table:table-cell>
          <table:table-cell office:value-type="float" office:value="0.0955651" calcext:value-type="float">
            <text:p>0.0955651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105399" calcext:value-type="float">
            <text:p>0.105399</text:p>
          </table:table-cell>
          <table:table-cell office:value-type="float" office:value="0.150484" calcext:value-type="float">
            <text:p>0.150484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0.140858" calcext:value-type="float">
            <text:p>0.140858</text:p>
          </table:table-cell>
          <table:table-cell office:value-type="float" office:value="0.210261" calcext:value-type="float">
            <text:p>0.210261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0.18452" calcext:value-type="float">
            <text:p>0.18452</text:p>
          </table:table-cell>
          <table:table-cell office:value-type="float" office:value="0.273728" calcext:value-type="float">
            <text:p>0.273728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0.236928" calcext:value-type="float">
            <text:p>0.236928</text:p>
          </table:table-cell>
          <table:table-cell office:value-type="float" office:value="0.339631" calcext:value-type="float">
            <text:p>0.339631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0.298197" calcext:value-type="float">
            <text:p>0.298197</text:p>
          </table:table-cell>
          <table:table-cell office:value-type="float" office:value="0.406661" calcext:value-type="float">
            <text:p>0.40666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367879" calcext:value-type="float">
            <text:p>0.367879</text:p>
          </table:table-cell>
          <table:table-cell office:value-type="float" office:value="0.473486" calcext:value-type="float">
            <text:p>0.473486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444858" calcext:value-type="float">
            <text:p>0.444858</text:p>
          </table:table-cell>
          <table:table-cell office:value-type="float" office:value="0.538776" calcext:value-type="float">
            <text:p>0.538776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527292" calcext:value-type="float">
            <text:p>0.527292</text:p>
          </table:table-cell>
          <table:table-cell office:value-type="float" office:value="0.601233" calcext:value-type="float">
            <text:p>0.601233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612626" calcext:value-type="float">
            <text:p>0.612626</text:p>
          </table:table-cell>
          <table:table-cell office:value-type="float" office:value="0.659617" calcext:value-type="float">
            <text:p>0.659617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697676" calcext:value-type="float">
            <text:p>0.697676</text:p>
          </table:table-cell>
          <table:table-cell office:value-type="float" office:value="0.712775" calcext:value-type="float">
            <text:p>0.712775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778801" calcext:value-type="float">
            <text:p>0.778801</text:p>
          </table:table-cell>
          <table:table-cell office:value-type="float" office:value="0.759655" calcext:value-type="float">
            <text:p>0.759655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852144" calcext:value-type="float">
            <text:p>0.852144</text:p>
          </table:table-cell>
          <table:table-cell office:value-type="float" office:value="0.799336" calcext:value-type="float">
            <text:p>0.799336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913931" calcext:value-type="float">
            <text:p>0.913931</text:p>
          </table:table-cell>
          <table:table-cell office:value-type="float" office:value="0.831035" calcext:value-type="float">
            <text:p>0.831035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960789" calcext:value-type="float">
            <text:p>0.960789</text:p>
          </table:table-cell>
          <table:table-cell office:value-type="float" office:value="0.854132" calcext:value-type="float">
            <text:p>0.854132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868173" calcext:value-type="float">
            <text:p>0.868173</text:p>
          </table:table-cell>
        </table:table-row>
        <table:table-row table:style-name="ro1">
          <table:table-cell office:value-type="float" office:value="-1.02696E-015" calcext:value-type="float">
            <text:p>-1.02696E-15</text:p>
          </table:table-cell>
          <table:table-cell office:value-type="float" office:value="1" calcext:value-type="float">
            <text:p>1</text:p>
          </table:table-cell>
          <table:table-cell office:value-type="float" office:value="0.872885" calcext:value-type="float">
            <text:p>0.87288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868173" calcext:value-type="float">
            <text:p>0.86817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60789" calcext:value-type="float">
            <text:p>0.960789</text:p>
          </table:table-cell>
          <table:table-cell office:value-type="float" office:value="0.854132" calcext:value-type="float">
            <text:p>0.85413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13931" calcext:value-type="float">
            <text:p>0.913931</text:p>
          </table:table-cell>
          <table:table-cell office:value-type="float" office:value="0.831035" calcext:value-type="float">
            <text:p>0.83103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52144" calcext:value-type="float">
            <text:p>0.852144</text:p>
          </table:table-cell>
          <table:table-cell office:value-type="float" office:value="0.799336" calcext:value-type="float">
            <text:p>0.79933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78801" calcext:value-type="float">
            <text:p>0.778801</text:p>
          </table:table-cell>
          <table:table-cell office:value-type="float" office:value="0.759655" calcext:value-type="float">
            <text:p>0.75965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97676" calcext:value-type="float">
            <text:p>0.697676</text:p>
          </table:table-cell>
          <table:table-cell office:value-type="float" office:value="0.712775" calcext:value-type="float">
            <text:p>0.71277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12626" calcext:value-type="float">
            <text:p>0.612626</text:p>
          </table:table-cell>
          <table:table-cell office:value-type="float" office:value="0.659617" calcext:value-type="float">
            <text:p>0.65961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27292" calcext:value-type="float">
            <text:p>0.527292</text:p>
          </table:table-cell>
          <table:table-cell office:value-type="float" office:value="0.601233" calcext:value-type="float">
            <text:p>0.60123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44858" calcext:value-type="float">
            <text:p>0.444858</text:p>
          </table:table-cell>
          <table:table-cell office:value-type="float" office:value="0.538776" calcext:value-type="float">
            <text:p>0.5387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7879" calcext:value-type="float">
            <text:p>0.367879</text:p>
          </table:table-cell>
          <table:table-cell office:value-type="float" office:value="0.473486" calcext:value-type="float">
            <text:p>0.47348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98197" calcext:value-type="float">
            <text:p>0.298197</text:p>
          </table:table-cell>
          <table:table-cell office:value-type="float" office:value="0.406661" calcext:value-type="float">
            <text:p>0.40666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36928" calcext:value-type="float">
            <text:p>0.236928</text:p>
          </table:table-cell>
          <table:table-cell office:value-type="float" office:value="0.339631" calcext:value-type="float">
            <text:p>0.33963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8452" calcext:value-type="float">
            <text:p>0.18452</text:p>
          </table:table-cell>
          <table:table-cell office:value-type="float" office:value="0.273728" calcext:value-type="float">
            <text:p>0.27372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40858" calcext:value-type="float">
            <text:p>0.140858</text:p>
          </table:table-cell>
          <table:table-cell office:value-type="float" office:value="0.210261" calcext:value-type="float">
            <text:p>0.21026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05399" calcext:value-type="float">
            <text:p>0.105399</text:p>
          </table:table-cell>
          <table:table-cell office:value-type="float" office:value="0.150484" calcext:value-type="float">
            <text:p>0.15048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773047" calcext:value-type="float">
            <text:p>0.0773047</text:p>
          </table:table-cell>
          <table:table-cell office:value-type="float" office:value="0.0955651" calcext:value-type="float">
            <text:p>0.095565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555762" calcext:value-type="float">
            <text:p>0.0555762</text:p>
          </table:table-cell>
          <table:table-cell office:value-type="float" office:value="0.0465563" calcext:value-type="float">
            <text:p>0.046556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391639" calcext:value-type="float">
            <text:p>0.0391639</text:p>
          </table:table-cell>
          <table:table-cell office:value-type="float" office:value="0.00436647" calcext:value-type="float">
            <text:p>0.0043664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270518" calcext:value-type="float">
            <text:p>0.0270518</text:p>
          </table:table-cell>
          <table:table-cell office:value-type="float" office:value="-0.030268" calcext:value-type="float">
            <text:p>-0.030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83156" calcext:value-type="float">
            <text:p>0.0183156</text:p>
          </table:table-cell>
          <table:table-cell office:value-type="float" office:value="-0.0568084" calcext:value-type="float">
            <text:p>-0.056808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121552" calcext:value-type="float">
            <text:p>0.0121552</text:p>
          </table:table-cell>
          <table:table-cell office:value-type="float" office:value="-0.0749371" calcext:value-type="float">
            <text:p>-0.074937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0790705" calcext:value-type="float">
            <text:p>0.00790705</text:p>
          </table:table-cell>
          <table:table-cell office:value-type="float" office:value="-0.0845772" calcext:value-type="float">
            <text:p>-0.084577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0504176" calcext:value-type="float">
            <text:p>0.00504176</text:p>
          </table:table-cell>
          <table:table-cell office:value-type="float" office:value="-0.0859088" calcext:value-type="float">
            <text:p>-0.085908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0315111" calcext:value-type="float">
            <text:p>0.00315111</text:p>
          </table:table-cell>
          <table:table-cell office:value-type="float" office:value="-0.0793794" calcext:value-type="float">
            <text:p>-0.079379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193045" calcext:value-type="float">
            <text:p>0.00193045</text:p>
          </table:table-cell>
          <table:table-cell office:value-type="float" office:value="-0.0657103" calcext:value-type="float">
            <text:p>-0.065710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0115923" calcext:value-type="float">
            <text:p>0.00115923</text:p>
          </table:table-cell>
          <table:table-cell office:value-type="float" office:value="-0.0458951" calcext:value-type="float">
            <text:p>-0.0458951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00682328" calcext:value-type="float">
            <text:p>0.000682328</text:p>
          </table:table-cell>
          <table:table-cell office:value-type="float" office:value="-0.0211917" calcext:value-type="float">
            <text:p>-0.021191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00393669" calcext:value-type="float">
            <text:p>0.000393669</text:p>
          </table:table-cell>
          <table:table-cell office:value-type="float" office:value="0.00689376" calcext:value-type="float">
            <text:p>0.0068937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0022263" calcext:value-type="float">
            <text:p>0.00022263</text:p>
          </table:table-cell>
          <table:table-cell office:value-type="float" office:value="0.0366321" calcext:value-type="float">
            <text:p>0.03663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2341" calcext:value-type="float">
            <text:p>0.00012341</text:p>
          </table:table-cell>
          <table:table-cell office:value-type="float" office:value="0.066107" calcext:value-type="float">
            <text:p>0.06610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000670548" calcext:value-type="float">
            <text:p>0.0000670548</text:p>
          </table:table-cell>
          <table:table-cell office:value-type="float" office:value="0.0932611" calcext:value-type="float">
            <text:p>0.093261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00357128" calcext:value-type="float">
            <text:p>0.0000357128</text:p>
          </table:table-cell>
          <table:table-cell office:value-type="float" office:value="0.115955" calcext:value-type="float">
            <text:p>0.11595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000186437" calcext:value-type="float">
            <text:p>0.0000186437</text:p>
          </table:table-cell>
          <table:table-cell office:value-type="float" office:value="0.132037" calcext:value-type="float">
            <text:p>0.13203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00000954016" calcext:value-type="float">
            <text:p>0.00000954016</text:p>
          </table:table-cell>
          <table:table-cell office:value-type="float" office:value="0.139435" calcext:value-type="float">
            <text:p>0.13943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0478512" calcext:value-type="float">
            <text:p>0.00000478512</text:p>
          </table:table-cell>
          <table:table-cell office:value-type="float" office:value="0.136249" calcext:value-type="float">
            <text:p>0.13624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00000235258" calcext:value-type="float">
            <text:p>0.00000235258</text:p>
          </table:table-cell>
          <table:table-cell office:value-type="float" office:value="0.120879" calcext:value-type="float">
            <text:p>0.120879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00000113373" calcext:value-type="float">
            <text:p>0.00000113373</text:p>
          </table:table-cell>
          <table:table-cell office:value-type="float" office:value="0.0921555" calcext:value-type="float">
            <text:p>0.092155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000000535535" calcext:value-type="float">
            <text:p>0.000000535535</text:p>
          </table:table-cell>
          <table:table-cell office:value-type="float" office:value="0.0494949" calcext:value-type="float">
            <text:p>0.049494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0000024796" calcext:value-type="float">
            <text:p>0.00000024796</text:p>
          </table:table-cell>
          <table:table-cell office:value-type="float" office:value="-0.00692136" calcext:value-type="float">
            <text:p>-0.006921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112535" calcext:value-type="float">
            <text:p>0.000000112535</text:p>
          </table:table-cell>
          <table:table-cell office:value-type="float" office:value="-0.0759514" calcext:value-type="float">
            <text:p>-0.075951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0000000500622" calcext:value-type="float">
            <text:p>0.0000000500622</text:p>
          </table:table-cell>
          <table:table-cell office:value-type="float" office:value="-0.155271" calcext:value-type="float">
            <text:p>-0.15527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0000000218296" calcext:value-type="float">
            <text:p>0.0000000218296</text:p>
          </table:table-cell>
          <table:table-cell office:value-type="float" office:value="-0.241129" calcext:value-type="float">
            <text:p>-0.24112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00000000933029" calcext:value-type="float">
            <text:p>0.00000000933029</text:p>
          </table:table-cell>
          <table:table-cell office:value-type="float" office:value="-0.328073" calcext:value-type="float">
            <text:p>-0.32807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00000000390894" calcext:value-type="float">
            <text:p>0.00000000390894</text:p>
          </table:table-cell>
          <table:table-cell office:value-type="float" office:value="-0.408652" calcext:value-type="float">
            <text:p>-0.40865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0000160523" calcext:value-type="float">
            <text:p>0.00000000160523</text:p>
          </table:table-cell>
          <table:table-cell office:value-type="float" office:value="-0.473091" calcext:value-type="float">
            <text:p>-0.47309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000000000646143" calcext:value-type="float">
            <text:p>6.46143E-10</text:p>
          </table:table-cell>
          <table:table-cell office:value-type="float" office:value="-0.508923" calcext:value-type="float">
            <text:p>-0.50892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000000000254938" calcext:value-type="float">
            <text:p>2.54938E-10</text:p>
          </table:table-cell>
          <table:table-cell office:value-type="float" office:value="-0.500607" calcext:value-type="float">
            <text:p>-0.50060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0000000000985951" calcext:value-type="float">
            <text:p>9.85951E-11</text:p>
          </table:table-cell>
          <table:table-cell office:value-type="float" office:value="-0.429098" calcext:value-type="float">
            <text:p>-0.42909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0000000000373757" calcext:value-type="float">
            <text:p>3.73757E-11</text:p>
          </table:table-cell>
          <table:table-cell office:value-type="float" office:value="-0.271386" calcext:value-type="float">
            <text:p>-0.2713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000138879" calcext:value-type="float">
            <text:p>1.38879E-11</text:p>
          </table:table-cell>
          <table:table-cell office:value-type="float" office:value="0.0000000000138789" calcext:value-type="float">
            <text:p>1.38789E-11</text:p>
          </table:table-cell>
        </table:table-row>
        <table:table-row table:style-name="ro1">
          <table:table-cell office:value-type="string" calcext:value-type="string">
            <text:p>NEXT N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0.0000000000138879" calcext:value-type="float">
            <text:p>1.38879E-11</text:p>
          </table:table-cell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0.0000000000373757" calcext:value-type="float">
            <text:p>3.73757E-11</text:p>
          </table:table-cell>
          <table:table-cell office:value-type="float" office:value="3.71287" calcext:value-type="float">
            <text:p>3.71287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0.0000000000985951" calcext:value-type="float">
            <text:p>9.85951E-11</text:p>
          </table:table-cell>
          <table:table-cell office:value-type="float" office:value="4.52478" calcext:value-type="float">
            <text:p>4.52478</text:p>
          </table:table-cell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0.000000000254938" calcext:value-type="float">
            <text:p>2.54938E-10</text:p>
          </table:table-cell>
          <table:table-cell office:value-type="float" office:value="3.92464" calcext:value-type="float">
            <text:p>3.92464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0.000000000646143" calcext:value-type="float">
            <text:p>6.46143E-10</text:p>
          </table:table-cell>
          <table:table-cell office:value-type="float" office:value="2.80537" calcext:value-type="float">
            <text:p>2.80537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0.00000000160523" calcext:value-type="float">
            <text:p>0.00000000160523</text:p>
          </table:table-cell>
          <table:table-cell office:value-type="float" office:value="1.65969" calcext:value-type="float">
            <text:p>1.65969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0.00000000390894" calcext:value-type="float">
            <text:p>0.00000000390894</text:p>
          </table:table-cell>
          <table:table-cell office:value-type="float" office:value="0.722167" calcext:value-type="float">
            <text:p>0.722167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0.00000000933029" calcext:value-type="float">
            <text:p>0.00000000933029</text:p>
          </table:table-cell>
          <table:table-cell office:value-type="float" office:value="0.0698583" calcext:value-type="float">
            <text:p>0.0698583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0.0000000218296" calcext:value-type="float">
            <text:p>0.0000000218296</text:p>
          </table:table-cell>
          <table:table-cell office:value-type="float" office:value="-0.308359" calcext:value-type="float">
            <text:p>-0.308359</text:p>
          </table:table-cell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0.0000000500622" calcext:value-type="float">
            <text:p>0.0000000500622</text:p>
          </table:table-cell>
          <table:table-cell office:value-type="float" office:value="-0.465882" calcext:value-type="float">
            <text:p>-0.46588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0000112535" calcext:value-type="float">
            <text:p>0.000000112535</text:p>
          </table:table-cell>
          <table:table-cell office:value-type="float" office:value="-0.469523" calcext:value-type="float">
            <text:p>-0.469523</text:p>
          </table:table-cell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0.00000024796" calcext:value-type="float">
            <text:p>0.00000024796</text:p>
          </table:table-cell>
          <table:table-cell office:value-type="float" office:value="-0.382768" calcext:value-type="float">
            <text:p>-0.382768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0.000000535535" calcext:value-type="float">
            <text:p>0.000000535535</text:p>
          </table:table-cell>
          <table:table-cell office:value-type="float" office:value="-0.257365" calcext:value-type="float">
            <text:p>-0.257365</text:p>
          </table:table-cell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0.00000113373" calcext:value-type="float">
            <text:p>0.00000113373</text:p>
          </table:table-cell>
          <table:table-cell office:value-type="float" office:value="-0.130378" calcext:value-type="float">
            <text:p>-0.130378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0.00000235258" calcext:value-type="float">
            <text:p>0.00000235258</text:p>
          </table:table-cell>
          <table:table-cell office:value-type="float" office:value="-0.0245808" calcext:value-type="float">
            <text:p>-0.0245808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00000478512" calcext:value-type="float">
            <text:p>0.00000478512</text:p>
          </table:table-cell>
          <table:table-cell office:value-type="float" office:value="0.0493189" calcext:value-type="float">
            <text:p>0.0493189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0.00000954016" calcext:value-type="float">
            <text:p>0.00000954016</text:p>
          </table:table-cell>
          <table:table-cell office:value-type="float" office:value="0.0896785" calcext:value-type="float">
            <text:p>0.0896785</text:p>
          </table:table-cell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0.0000186437" calcext:value-type="float">
            <text:p>0.0000186437</text:p>
          </table:table-cell>
          <table:table-cell office:value-type="float" office:value="0.100832" calcext:value-type="float">
            <text:p>0.100832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0.0000357128" calcext:value-type="float">
            <text:p>0.0000357128</text:p>
          </table:table-cell>
          <table:table-cell office:value-type="float" office:value="0.0903307" calcext:value-type="float">
            <text:p>0.0903307</text:p>
          </table:table-cell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0.0000670548" calcext:value-type="float">
            <text:p>0.0000670548</text:p>
          </table:table-cell>
          <table:table-cell office:value-type="float" office:value="0.0667289" calcext:value-type="float">
            <text:p>0.066728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0012341" calcext:value-type="float">
            <text:p>0.00012341</text:p>
          </table:table-cell>
          <table:table-cell office:value-type="float" office:value="0.037994" calcext:value-type="float">
            <text:p>0.037994</text:p>
          </table:table-cell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0.00022263" calcext:value-type="float">
            <text:p>0.00022263</text:p>
          </table:table-cell>
          <table:table-cell office:value-type="float" office:value="0.010519" calcext:value-type="float">
            <text:p>0.010519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0.000393669" calcext:value-type="float">
            <text:p>0.000393669</text:p>
          </table:table-cell>
          <table:table-cell office:value-type="float" office:value="-0.0113377" calcext:value-type="float">
            <text:p>-0.0113377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0.000682328" calcext:value-type="float">
            <text:p>0.000682328</text:p>
          </table:table-cell>
          <table:table-cell office:value-type="float" office:value="-0.0252931" calcext:value-type="float">
            <text:p>-0.0252931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0.00115923" calcext:value-type="float">
            <text:p>0.00115923</text:p>
          </table:table-cell>
          <table:table-cell office:value-type="float" office:value="-0.0308817" calcext:value-type="float">
            <text:p>-0.0308817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00193045" calcext:value-type="float">
            <text:p>0.00193045</text:p>
          </table:table-cell>
          <table:table-cell office:value-type="float" office:value="-0.0290118" calcext:value-type="float">
            <text:p>-0.0290118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0.00315111" calcext:value-type="float">
            <text:p>0.00315111</text:p>
          </table:table-cell>
          <table:table-cell office:value-type="float" office:value="-0.0214399" calcext:value-type="float">
            <text:p>-0.0214399</text:p>
          </table:table-cell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0.00504176" calcext:value-type="float">
            <text:p>0.00504176</text:p>
          </table:table-cell>
          <table:table-cell office:value-type="float" office:value="-0.0102472" calcext:value-type="float">
            <text:p>-0.0102472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0.00790705" calcext:value-type="float">
            <text:p>0.00790705</text:p>
          </table:table-cell>
          <table:table-cell office:value-type="float" office:value="0.00261953" calcext:value-type="float">
            <text:p>0.00261953</text:p>
          </table:table-cell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0.0121552" calcext:value-type="float">
            <text:p>0.0121552</text:p>
          </table:table-cell>
          <table:table-cell office:value-type="float" office:value="0.0157007" calcext:value-type="float">
            <text:p>0.015700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183156" calcext:value-type="float">
            <text:p>0.0183156</text:p>
          </table:table-cell>
          <table:table-cell office:value-type="float" office:value="0.0282482" calcext:value-type="float">
            <text:p>0.0282482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0.0270518" calcext:value-type="float">
            <text:p>0.0270518</text:p>
          </table:table-cell>
          <table:table-cell office:value-type="float" office:value="0.0403163" calcext:value-type="float">
            <text:p>0.0403163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0.0391639" calcext:value-type="float">
            <text:p>0.0391639</text:p>
          </table:table-cell>
          <table:table-cell office:value-type="float" office:value="0.0527295" calcext:value-type="float">
            <text:p>0.0527295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0.0555762" calcext:value-type="float">
            <text:p>0.0555762</text:p>
          </table:table-cell>
          <table:table-cell office:value-type="float" office:value="0.0669462" calcext:value-type="float">
            <text:p>0.0669462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0.0773047" calcext:value-type="float">
            <text:p>0.0773047</text:p>
          </table:table-cell>
          <table:table-cell office:value-type="float" office:value="0.0848453" calcext:value-type="float">
            <text:p>0.0848453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105399" calcext:value-type="float">
            <text:p>0.105399</text:p>
          </table:table-cell>
          <table:table-cell office:value-type="float" office:value="0.108467" calcext:value-type="float">
            <text:p>0.108467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0.140858" calcext:value-type="float">
            <text:p>0.140858</text:p>
          </table:table-cell>
          <table:table-cell office:value-type="float" office:value="0.139737" calcext:value-type="float">
            <text:p>0.139737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0.18452" calcext:value-type="float">
            <text:p>0.18452</text:p>
          </table:table-cell>
          <table:table-cell office:value-type="float" office:value="0.180207" calcext:value-type="float">
            <text:p>0.180207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0.236928" calcext:value-type="float">
            <text:p>0.236928</text:p>
          </table:table-cell>
          <table:table-cell office:value-type="float" office:value="0.230826" calcext:value-type="float">
            <text:p>0.230826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0.298197" calcext:value-type="float">
            <text:p>0.298197</text:p>
          </table:table-cell>
          <table:table-cell office:value-type="float" office:value="0.291784" calcext:value-type="float">
            <text:p>0.29178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367879" calcext:value-type="float">
            <text:p>0.367879</text:p>
          </table:table-cell>
          <table:table-cell office:value-type="float" office:value="0.362409" calcext:value-type="float">
            <text:p>0.362409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444858" calcext:value-type="float">
            <text:p>0.444858</text:p>
          </table:table-cell>
          <table:table-cell office:value-type="float" office:value="0.441153" calcext:value-type="float">
            <text:p>0.441153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527292" calcext:value-type="float">
            <text:p>0.527292</text:p>
          </table:table-cell>
          <table:table-cell office:value-type="float" office:value="0.525656" calcext:value-type="float">
            <text:p>0.525656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612626" calcext:value-type="float">
            <text:p>0.612626</text:p>
          </table:table-cell>
          <table:table-cell office:value-type="float" office:value="0.612867" calcext:value-type="float">
            <text:p>0.612867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697676" calcext:value-type="float">
            <text:p>0.697676</text:p>
          </table:table-cell>
          <table:table-cell office:value-type="float" office:value="0.699244" calcext:value-type="float">
            <text:p>0.699244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778801" calcext:value-type="float">
            <text:p>0.778801</text:p>
          </table:table-cell>
          <table:table-cell office:value-type="float" office:value="0.780974" calcext:value-type="float">
            <text:p>0.780974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852144" calcext:value-type="float">
            <text:p>0.852144</text:p>
          </table:table-cell>
          <table:table-cell office:value-type="float" office:value="0.854239" calcext:value-type="float">
            <text:p>0.854239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913931" calcext:value-type="float">
            <text:p>0.913931</text:p>
          </table:table-cell>
          <table:table-cell office:value-type="float" office:value="0.915472" calcext:value-type="float">
            <text:p>0.915472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960789" calcext:value-type="float">
            <text:p>0.960789</text:p>
          </table:table-cell>
          <table:table-cell office:value-type="float" office:value="0.961604" calcext:value-type="float">
            <text:p>0.961604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990274" calcext:value-type="float">
            <text:p>0.990274</text:p>
          </table:table-cell>
        </table:table-row>
        <table:table-row table:style-name="ro1">
          <table:table-cell office:value-type="float" office:value="-1.02696E-015" calcext:value-type="float">
            <text:p>-1.02696E-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990274" calcext:value-type="float">
            <text:p>0.99027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60789" calcext:value-type="float">
            <text:p>0.960789</text:p>
          </table:table-cell>
          <table:table-cell office:value-type="float" office:value="0.961604" calcext:value-type="float">
            <text:p>0.96160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13931" calcext:value-type="float">
            <text:p>0.913931</text:p>
          </table:table-cell>
          <table:table-cell office:value-type="float" office:value="0.915472" calcext:value-type="float">
            <text:p>0.91547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52144" calcext:value-type="float">
            <text:p>0.852144</text:p>
          </table:table-cell>
          <table:table-cell office:value-type="float" office:value="0.854239" calcext:value-type="float">
            <text:p>0.85423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78801" calcext:value-type="float">
            <text:p>0.778801</text:p>
          </table:table-cell>
          <table:table-cell office:value-type="float" office:value="0.780974" calcext:value-type="float">
            <text:p>0.78097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97676" calcext:value-type="float">
            <text:p>0.697676</text:p>
          </table:table-cell>
          <table:table-cell office:value-type="float" office:value="0.699244" calcext:value-type="float">
            <text:p>0.69924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12626" calcext:value-type="float">
            <text:p>0.612626</text:p>
          </table:table-cell>
          <table:table-cell office:value-type="float" office:value="0.612867" calcext:value-type="float">
            <text:p>0.61286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27292" calcext:value-type="float">
            <text:p>0.527292</text:p>
          </table:table-cell>
          <table:table-cell office:value-type="float" office:value="0.525656" calcext:value-type="float">
            <text:p>0.52565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44858" calcext:value-type="float">
            <text:p>0.444858</text:p>
          </table:table-cell>
          <table:table-cell office:value-type="float" office:value="0.441153" calcext:value-type="float">
            <text:p>0.441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7879" calcext:value-type="float">
            <text:p>0.367879</text:p>
          </table:table-cell>
          <table:table-cell office:value-type="float" office:value="0.362409" calcext:value-type="float">
            <text:p>0.36240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98197" calcext:value-type="float">
            <text:p>0.298197</text:p>
          </table:table-cell>
          <table:table-cell office:value-type="float" office:value="0.291784" calcext:value-type="float">
            <text:p>0.29178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36928" calcext:value-type="float">
            <text:p>0.236928</text:p>
          </table:table-cell>
          <table:table-cell office:value-type="float" office:value="0.230826" calcext:value-type="float">
            <text:p>0.23082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8452" calcext:value-type="float">
            <text:p>0.18452</text:p>
          </table:table-cell>
          <table:table-cell office:value-type="float" office:value="0.180207" calcext:value-type="float">
            <text:p>0.18020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40858" calcext:value-type="float">
            <text:p>0.140858</text:p>
          </table:table-cell>
          <table:table-cell office:value-type="float" office:value="0.139737" calcext:value-type="float">
            <text:p>0.13973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05399" calcext:value-type="float">
            <text:p>0.105399</text:p>
          </table:table-cell>
          <table:table-cell office:value-type="float" office:value="0.108467" calcext:value-type="float">
            <text:p>0.1084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773047" calcext:value-type="float">
            <text:p>0.0773047</text:p>
          </table:table-cell>
          <table:table-cell office:value-type="float" office:value="0.0848453" calcext:value-type="float">
            <text:p>0.084845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555762" calcext:value-type="float">
            <text:p>0.0555762</text:p>
          </table:table-cell>
          <table:table-cell office:value-type="float" office:value="0.0669462" calcext:value-type="float">
            <text:p>0.066946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391639" calcext:value-type="float">
            <text:p>0.0391639</text:p>
          </table:table-cell>
          <table:table-cell office:value-type="float" office:value="0.0527295" calcext:value-type="float">
            <text:p>0.052729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270518" calcext:value-type="float">
            <text:p>0.0270518</text:p>
          </table:table-cell>
          <table:table-cell office:value-type="float" office:value="0.0403163" calcext:value-type="float">
            <text:p>0.04031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83156" calcext:value-type="float">
            <text:p>0.0183156</text:p>
          </table:table-cell>
          <table:table-cell office:value-type="float" office:value="0.0282482" calcext:value-type="float">
            <text:p>0.028248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121552" calcext:value-type="float">
            <text:p>0.0121552</text:p>
          </table:table-cell>
          <table:table-cell office:value-type="float" office:value="0.0157007" calcext:value-type="float">
            <text:p>0.015700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0790705" calcext:value-type="float">
            <text:p>0.00790705</text:p>
          </table:table-cell>
          <table:table-cell office:value-type="float" office:value="0.00261953" calcext:value-type="float">
            <text:p>0.0026195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0504176" calcext:value-type="float">
            <text:p>0.00504176</text:p>
          </table:table-cell>
          <table:table-cell office:value-type="float" office:value="-0.0102472" calcext:value-type="float">
            <text:p>-0.010247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0315111" calcext:value-type="float">
            <text:p>0.00315111</text:p>
          </table:table-cell>
          <table:table-cell office:value-type="float" office:value="-0.0214399" calcext:value-type="float">
            <text:p>-0.021439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193045" calcext:value-type="float">
            <text:p>0.00193045</text:p>
          </table:table-cell>
          <table:table-cell office:value-type="float" office:value="-0.0290118" calcext:value-type="float">
            <text:p>-0.029011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0115923" calcext:value-type="float">
            <text:p>0.00115923</text:p>
          </table:table-cell>
          <table:table-cell office:value-type="float" office:value="-0.0308817" calcext:value-type="float">
            <text:p>-0.030881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00682328" calcext:value-type="float">
            <text:p>0.000682328</text:p>
          </table:table-cell>
          <table:table-cell office:value-type="float" office:value="-0.0252931" calcext:value-type="float">
            <text:p>-0.025293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00393669" calcext:value-type="float">
            <text:p>0.000393669</text:p>
          </table:table-cell>
          <table:table-cell office:value-type="float" office:value="-0.0113377" calcext:value-type="float">
            <text:p>-0.011337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0022263" calcext:value-type="float">
            <text:p>0.00022263</text:p>
          </table:table-cell>
          <table:table-cell office:value-type="float" office:value="0.010519" calcext:value-type="float">
            <text:p>0.0105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2341" calcext:value-type="float">
            <text:p>0.00012341</text:p>
          </table:table-cell>
          <table:table-cell office:value-type="float" office:value="0.037994" calcext:value-type="float">
            <text:p>0.03799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000670548" calcext:value-type="float">
            <text:p>0.0000670548</text:p>
          </table:table-cell>
          <table:table-cell office:value-type="float" office:value="0.0667289" calcext:value-type="float">
            <text:p>0.066728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00357128" calcext:value-type="float">
            <text:p>0.0000357128</text:p>
          </table:table-cell>
          <table:table-cell office:value-type="float" office:value="0.0903307" calcext:value-type="float">
            <text:p>0.090330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000186437" calcext:value-type="float">
            <text:p>0.0000186437</text:p>
          </table:table-cell>
          <table:table-cell office:value-type="float" office:value="0.100832" calcext:value-type="float">
            <text:p>0.10083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00000954016" calcext:value-type="float">
            <text:p>0.00000954016</text:p>
          </table:table-cell>
          <table:table-cell office:value-type="float" office:value="0.0896785" calcext:value-type="float">
            <text:p>0.089678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0478512" calcext:value-type="float">
            <text:p>0.00000478512</text:p>
          </table:table-cell>
          <table:table-cell office:value-type="float" office:value="0.0493189" calcext:value-type="float">
            <text:p>0.049318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00000235258" calcext:value-type="float">
            <text:p>0.00000235258</text:p>
          </table:table-cell>
          <table:table-cell office:value-type="float" office:value="-0.0245808" calcext:value-type="float">
            <text:p>-0.024580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00000113373" calcext:value-type="float">
            <text:p>0.00000113373</text:p>
          </table:table-cell>
          <table:table-cell office:value-type="float" office:value="-0.130378" calcext:value-type="float">
            <text:p>-0.13037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000000535535" calcext:value-type="float">
            <text:p>0.000000535535</text:p>
          </table:table-cell>
          <table:table-cell office:value-type="float" office:value="-0.257365" calcext:value-type="float">
            <text:p>-0.25736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0000024796" calcext:value-type="float">
            <text:p>0.00000024796</text:p>
          </table:table-cell>
          <table:table-cell office:value-type="float" office:value="-0.382768" calcext:value-type="float">
            <text:p>-0.382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112535" calcext:value-type="float">
            <text:p>0.000000112535</text:p>
          </table:table-cell>
          <table:table-cell office:value-type="float" office:value="-0.469523" calcext:value-type="float">
            <text:p>-0.46952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0000000500622" calcext:value-type="float">
            <text:p>0.0000000500622</text:p>
          </table:table-cell>
          <table:table-cell office:value-type="float" office:value="-0.465882" calcext:value-type="float">
            <text:p>-0.46588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0000000218296" calcext:value-type="float">
            <text:p>0.0000000218296</text:p>
          </table:table-cell>
          <table:table-cell office:value-type="float" office:value="-0.308359" calcext:value-type="float">
            <text:p>-0.30835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00000000933029" calcext:value-type="float">
            <text:p>0.00000000933029</text:p>
          </table:table-cell>
          <table:table-cell office:value-type="float" office:value="0.0698583" calcext:value-type="float">
            <text:p>0.069858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00000000390894" calcext:value-type="float">
            <text:p>0.00000000390894</text:p>
          </table:table-cell>
          <table:table-cell office:value-type="float" office:value="0.722167" calcext:value-type="float">
            <text:p>0.72216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0000160523" calcext:value-type="float">
            <text:p>0.00000000160523</text:p>
          </table:table-cell>
          <table:table-cell office:value-type="float" office:value="1.65969" calcext:value-type="float">
            <text:p>1.6596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000000000646143" calcext:value-type="float">
            <text:p>6.46143E-10</text:p>
          </table:table-cell>
          <table:table-cell office:value-type="float" office:value="2.80537" calcext:value-type="float">
            <text:p>2.8053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000000000254938" calcext:value-type="float">
            <text:p>2.54938E-10</text:p>
          </table:table-cell>
          <table:table-cell office:value-type="float" office:value="3.92464" calcext:value-type="float">
            <text:p>3.9246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0000000000985951" calcext:value-type="float">
            <text:p>9.85951E-11</text:p>
          </table:table-cell>
          <table:table-cell office:value-type="float" office:value="4.52478" calcext:value-type="float">
            <text:p>4.5247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0000000000373757" calcext:value-type="float">
            <text:p>3.73757E-11</text:p>
          </table:table-cell>
          <table:table-cell office:value-type="float" office:value="3.71287" calcext:value-type="float">
            <text:p>3.712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000138879" calcext:value-type="float">
            <text:p>1.38879E-11</text:p>
          </table:table-cell>
          <table:table-cell office:value-type="float" office:value="0.0000000000140441" calcext:value-type="float">
            <text:p>1.40441E-11</text:p>
          </table:table-cell>
        </table:table-row>
        <table:table-row table:style-name="ro1">
          <table:table-cell office:value-type="string" calcext:value-type="string">
            <text:p>NEXT N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0.0000000000138879" calcext:value-type="float">
            <text:p>1.38879E-11</text:p>
          </table:table-cell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0.0000000000373757" calcext:value-type="float">
            <text:p>3.73757E-11</text:p>
          </table:table-cell>
          <table:table-cell office:value-type="float" office:value="2.9816" calcext:value-type="float">
            <text:p>2.9816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0.0000000000985951" calcext:value-type="float">
            <text:p>9.85951E-11</text:p>
          </table:table-cell>
          <table:table-cell office:value-type="float" office:value="2.81014" calcext:value-type="float">
            <text:p>2.81014</text:p>
          </table:table-cell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0.000000000254938" calcext:value-type="float">
            <text:p>2.54938E-10</text:p>
          </table:table-cell>
          <table:table-cell office:value-type="float" office:value="1.74974" calcext:value-type="float">
            <text:p>1.74974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0.000000000646143" calcext:value-type="float">
            <text:p>6.46143E-10</text:p>
          </table:table-cell>
          <table:table-cell office:value-type="float" office:value="0.753465" calcext:value-type="float">
            <text:p>0.753465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0.00000000160523" calcext:value-type="float">
            <text:p>0.00000000160523</text:p>
          </table:table-cell>
          <table:table-cell office:value-type="float" office:value="0.10891" calcext:value-type="float">
            <text:p>0.10891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0.00000000390894" calcext:value-type="float">
            <text:p>0.00000000390894</text:p>
          </table:table-cell>
          <table:table-cell office:value-type="float" office:value="-0.192536" calcext:value-type="float">
            <text:p>-0.192536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0.00000000933029" calcext:value-type="float">
            <text:p>0.00000000933029</text:p>
          </table:table-cell>
          <table:table-cell office:value-type="float" office:value="-0.258925" calcext:value-type="float">
            <text:p>-0.258925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0.0000000218296" calcext:value-type="float">
            <text:p>0.0000000218296</text:p>
          </table:table-cell>
          <table:table-cell office:value-type="float" office:value="-0.204115" calcext:value-type="float">
            <text:p>-0.204115</text:p>
          </table:table-cell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0.0000000500622" calcext:value-type="float">
            <text:p>0.0000000500622</text:p>
          </table:table-cell>
          <table:table-cell office:value-type="float" office:value="-0.112095" calcext:value-type="float">
            <text:p>-0.11209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0000112535" calcext:value-type="float">
            <text:p>0.000000112535</text:p>
          </table:table-cell>
          <table:table-cell office:value-type="float" office:value="-0.0309797" calcext:value-type="float">
            <text:p>-0.0309797</text:p>
          </table:table-cell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0.00000024796" calcext:value-type="float">
            <text:p>0.00000024796</text:p>
          </table:table-cell>
          <table:table-cell office:value-type="float" office:value="0.0201123" calcext:value-type="float">
            <text:p>0.0201123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0.000000535535" calcext:value-type="float">
            <text:p>0.000000535535</text:p>
          </table:table-cell>
          <table:table-cell office:value-type="float" office:value="0.040599" calcext:value-type="float">
            <text:p>0.040599</text:p>
          </table:table-cell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0.00000113373" calcext:value-type="float">
            <text:p>0.00000113373</text:p>
          </table:table-cell>
          <table:table-cell office:value-type="float" office:value="0.0389378" calcext:value-type="float">
            <text:p>0.0389378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0.00000235258" calcext:value-type="float">
            <text:p>0.00000235258</text:p>
          </table:table-cell>
          <table:table-cell office:value-type="float" office:value="0.0258165" calcext:value-type="float">
            <text:p>0.0258165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00000478512" calcext:value-type="float">
            <text:p>0.00000478512</text:p>
          </table:table-cell>
          <table:table-cell office:value-type="float" office:value="0.010219" calcext:value-type="float">
            <text:p>0.010219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0.00000954016" calcext:value-type="float">
            <text:p>0.00000954016</text:p>
          </table:table-cell>
          <table:table-cell office:value-type="float" office:value="-0.00217295" calcext:value-type="float">
            <text:p>-0.00217295</text:p>
          </table:table-cell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0.0000186437" calcext:value-type="float">
            <text:p>0.0000186437</text:p>
          </table:table-cell>
          <table:table-cell office:value-type="float" office:value="-0.00900839" calcext:value-type="float">
            <text:p>-0.00900839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0.0000357128" calcext:value-type="float">
            <text:p>0.0000357128</text:p>
          </table:table-cell>
          <table:table-cell office:value-type="float" office:value="-0.0104556" calcext:value-type="float">
            <text:p>-0.0104556</text:p>
          </table:table-cell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0.0000670548" calcext:value-type="float">
            <text:p>0.0000670548</text:p>
          </table:table-cell>
          <table:table-cell office:value-type="float" office:value="-0.00811534" calcext:value-type="float">
            <text:p>-0.0081153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0012341" calcext:value-type="float">
            <text:p>0.00012341</text:p>
          </table:table-cell>
          <table:table-cell office:value-type="float" office:value="-0.00402734" calcext:value-type="float">
            <text:p>-0.00402734</text:p>
          </table:table-cell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0.00022263" calcext:value-type="float">
            <text:p>0.00022263</text:p>
          </table:table-cell>
          <table:table-cell office:value-type="float" office:value="0.0000405412" calcext:value-type="float">
            <text:p>0.0000405412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0.000393669" calcext:value-type="float">
            <text:p>0.000393669</text:p>
          </table:table-cell>
          <table:table-cell office:value-type="float" office:value="0.00297056" calcext:value-type="float">
            <text:p>0.00297056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0.000682328" calcext:value-type="float">
            <text:p>0.000682328</text:p>
          </table:table-cell>
          <table:table-cell office:value-type="float" office:value="0.00438133" calcext:value-type="float">
            <text:p>0.00438133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0.00115923" calcext:value-type="float">
            <text:p>0.00115923</text:p>
          </table:table-cell>
          <table:table-cell office:value-type="float" office:value="0.00451005" calcext:value-type="float">
            <text:p>0.00451005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00193045" calcext:value-type="float">
            <text:p>0.00193045</text:p>
          </table:table-cell>
          <table:table-cell office:value-type="float" office:value="0.00399148" calcext:value-type="float">
            <text:p>0.00399148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0.00315111" calcext:value-type="float">
            <text:p>0.00315111</text:p>
          </table:table-cell>
          <table:table-cell office:value-type="float" office:value="0.0036221" calcext:value-type="float">
            <text:p>0.0036221</text:p>
          </table:table-cell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0.00504176" calcext:value-type="float">
            <text:p>0.00504176</text:p>
          </table:table-cell>
          <table:table-cell office:value-type="float" office:value="0.00417325" calcext:value-type="float">
            <text:p>0.00417325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0.00790705" calcext:value-type="float">
            <text:p>0.00790705</text:p>
          </table:table-cell>
          <table:table-cell office:value-type="float" office:value="0.00628667" calcext:value-type="float">
            <text:p>0.00628667</text:p>
          </table:table-cell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0.0121552" calcext:value-type="float">
            <text:p>0.0121552</text:p>
          </table:table-cell>
          <table:table-cell office:value-type="float" office:value="0.0104578" calcext:value-type="float">
            <text:p>0.010457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183156" calcext:value-type="float">
            <text:p>0.0183156</text:p>
          </table:table-cell>
          <table:table-cell office:value-type="float" office:value="0.0170901" calcext:value-type="float">
            <text:p>0.0170901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0.0270518" calcext:value-type="float">
            <text:p>0.0270518</text:p>
          </table:table-cell>
          <table:table-cell office:value-type="float" office:value="0.0265905" calcext:value-type="float">
            <text:p>0.0265905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0.0391639" calcext:value-type="float">
            <text:p>0.0391639</text:p>
          </table:table-cell>
          <table:table-cell office:value-type="float" office:value="0.0394707" calcext:value-type="float">
            <text:p>0.0394707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0.0555762" calcext:value-type="float">
            <text:p>0.0555762</text:p>
          </table:table-cell>
          <table:table-cell office:value-type="float" office:value="0.0564203" calcext:value-type="float">
            <text:p>0.0564203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0.0773047" calcext:value-type="float">
            <text:p>0.0773047</text:p>
          </table:table-cell>
          <table:table-cell office:value-type="float" office:value="0.0783304" calcext:value-type="float">
            <text:p>0.0783304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105399" calcext:value-type="float">
            <text:p>0.105399</text:p>
          </table:table-cell>
          <table:table-cell office:value-type="float" office:value="0.106251" calcext:value-type="float">
            <text:p>0.106251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0.140858" calcext:value-type="float">
            <text:p>0.140858</text:p>
          </table:table-cell>
          <table:table-cell office:value-type="float" office:value="0.141287" calcext:value-type="float">
            <text:p>0.141287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0.18452" calcext:value-type="float">
            <text:p>0.18452</text:p>
          </table:table-cell>
          <table:table-cell office:value-type="float" office:value="0.184441" calcext:value-type="float">
            <text:p>0.184441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0.236928" calcext:value-type="float">
            <text:p>0.236928</text:p>
          </table:table-cell>
          <table:table-cell office:value-type="float" office:value="0.236427" calcext:value-type="float">
            <text:p>0.236427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0.298197" calcext:value-type="float">
            <text:p>0.298197</text:p>
          </table:table-cell>
          <table:table-cell office:value-type="float" office:value="0.297483" calcext:value-type="float">
            <text:p>0.29748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367879" calcext:value-type="float">
            <text:p>0.367879</text:p>
          </table:table-cell>
          <table:table-cell office:value-type="float" office:value="0.367205" calcext:value-type="float">
            <text:p>0.367205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444858" calcext:value-type="float">
            <text:p>0.444858</text:p>
          </table:table-cell>
          <table:table-cell office:value-type="float" office:value="0.444442" calcext:value-type="float">
            <text:p>0.444442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527292" calcext:value-type="float">
            <text:p>0.527292</text:p>
          </table:table-cell>
          <table:table-cell office:value-type="float" office:value="0.527251" calcext:value-type="float">
            <text:p>0.527251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612626" calcext:value-type="float">
            <text:p>0.612626</text:p>
          </table:table-cell>
          <table:table-cell office:value-type="float" office:value="0.612948" calcext:value-type="float">
            <text:p>0.612948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697676" calcext:value-type="float">
            <text:p>0.697676</text:p>
          </table:table-cell>
          <table:table-cell office:value-type="float" office:value="0.698233" calcext:value-type="float">
            <text:p>0.698233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778801" calcext:value-type="float">
            <text:p>0.778801</text:p>
          </table:table-cell>
          <table:table-cell office:value-type="float" office:value="0.779394" calcext:value-type="float">
            <text:p>0.779394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852144" calcext:value-type="float">
            <text:p>0.852144</text:p>
          </table:table-cell>
          <table:table-cell office:value-type="float" office:value="0.852573" calcext:value-type="float">
            <text:p>0.852573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913931" calcext:value-type="float">
            <text:p>0.913931</text:p>
          </table:table-cell>
          <table:table-cell office:value-type="float" office:value="0.914058" calcext:value-type="float">
            <text:p>0.914058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960789" calcext:value-type="float">
            <text:p>0.960789</text:p>
          </table:table-cell>
          <table:table-cell office:value-type="float" office:value="0.960578" calcext:value-type="float">
            <text:p>0.960578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989578" calcext:value-type="float">
            <text:p>0.989578</text:p>
          </table:table-cell>
        </table:table-row>
        <table:table-row table:style-name="ro1">
          <table:table-cell office:value-type="float" office:value="-1.02696E-015" calcext:value-type="float">
            <text:p>-1.02696E-15</text:p>
          </table:table-cell>
          <table:table-cell office:value-type="float" office:value="1" calcext:value-type="float">
            <text:p>1</text:p>
          </table:table-cell>
          <table:table-cell office:value-type="float" office:value="0.999431" calcext:value-type="float">
            <text:p>0.99943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989578" calcext:value-type="float">
            <text:p>0.98957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60789" calcext:value-type="float">
            <text:p>0.960789</text:p>
          </table:table-cell>
          <table:table-cell office:value-type="float" office:value="0.960578" calcext:value-type="float">
            <text:p>0.96057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13931" calcext:value-type="float">
            <text:p>0.913931</text:p>
          </table:table-cell>
          <table:table-cell office:value-type="float" office:value="0.914058" calcext:value-type="float">
            <text:p>0.91405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52144" calcext:value-type="float">
            <text:p>0.852144</text:p>
          </table:table-cell>
          <table:table-cell office:value-type="float" office:value="0.852573" calcext:value-type="float">
            <text:p>0.85257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78801" calcext:value-type="float">
            <text:p>0.778801</text:p>
          </table:table-cell>
          <table:table-cell office:value-type="float" office:value="0.779394" calcext:value-type="float">
            <text:p>0.77939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97676" calcext:value-type="float">
            <text:p>0.697676</text:p>
          </table:table-cell>
          <table:table-cell office:value-type="float" office:value="0.698233" calcext:value-type="float">
            <text:p>0.69823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12626" calcext:value-type="float">
            <text:p>0.612626</text:p>
          </table:table-cell>
          <table:table-cell office:value-type="float" office:value="0.612948" calcext:value-type="float">
            <text:p>0.61294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27292" calcext:value-type="float">
            <text:p>0.527292</text:p>
          </table:table-cell>
          <table:table-cell office:value-type="float" office:value="0.527251" calcext:value-type="float">
            <text:p>0.52725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44858" calcext:value-type="float">
            <text:p>0.444858</text:p>
          </table:table-cell>
          <table:table-cell office:value-type="float" office:value="0.444442" calcext:value-type="float">
            <text:p>0.444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7879" calcext:value-type="float">
            <text:p>0.367879</text:p>
          </table:table-cell>
          <table:table-cell office:value-type="float" office:value="0.367205" calcext:value-type="float">
            <text:p>0.3672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98197" calcext:value-type="float">
            <text:p>0.298197</text:p>
          </table:table-cell>
          <table:table-cell office:value-type="float" office:value="0.297483" calcext:value-type="float">
            <text:p>0.29748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36928" calcext:value-type="float">
            <text:p>0.236928</text:p>
          </table:table-cell>
          <table:table-cell office:value-type="float" office:value="0.236427" calcext:value-type="float">
            <text:p>0.23642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8452" calcext:value-type="float">
            <text:p>0.18452</text:p>
          </table:table-cell>
          <table:table-cell office:value-type="float" office:value="0.184441" calcext:value-type="float">
            <text:p>0.18444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40858" calcext:value-type="float">
            <text:p>0.140858</text:p>
          </table:table-cell>
          <table:table-cell office:value-type="float" office:value="0.141287" calcext:value-type="float">
            <text:p>0.14128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05399" calcext:value-type="float">
            <text:p>0.105399</text:p>
          </table:table-cell>
          <table:table-cell office:value-type="float" office:value="0.106251" calcext:value-type="float">
            <text:p>0.10625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773047" calcext:value-type="float">
            <text:p>0.0773047</text:p>
          </table:table-cell>
          <table:table-cell office:value-type="float" office:value="0.0783304" calcext:value-type="float">
            <text:p>0.078330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555762" calcext:value-type="float">
            <text:p>0.0555762</text:p>
          </table:table-cell>
          <table:table-cell office:value-type="float" office:value="0.0564203" calcext:value-type="float">
            <text:p>0.056420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391639" calcext:value-type="float">
            <text:p>0.0391639</text:p>
          </table:table-cell>
          <table:table-cell office:value-type="float" office:value="0.0394707" calcext:value-type="float">
            <text:p>0.039470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270518" calcext:value-type="float">
            <text:p>0.0270518</text:p>
          </table:table-cell>
          <table:table-cell office:value-type="float" office:value="0.0265905" calcext:value-type="float">
            <text:p>0.02659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83156" calcext:value-type="float">
            <text:p>0.0183156</text:p>
          </table:table-cell>
          <table:table-cell office:value-type="float" office:value="0.0170901" calcext:value-type="float">
            <text:p>0.017090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121552" calcext:value-type="float">
            <text:p>0.0121552</text:p>
          </table:table-cell>
          <table:table-cell office:value-type="float" office:value="0.0104578" calcext:value-type="float">
            <text:p>0.010457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0790705" calcext:value-type="float">
            <text:p>0.00790705</text:p>
          </table:table-cell>
          <table:table-cell office:value-type="float" office:value="0.00628667" calcext:value-type="float">
            <text:p>0.00628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0504176" calcext:value-type="float">
            <text:p>0.00504176</text:p>
          </table:table-cell>
          <table:table-cell office:value-type="float" office:value="0.00417325" calcext:value-type="float">
            <text:p>0.0041732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0315111" calcext:value-type="float">
            <text:p>0.00315111</text:p>
          </table:table-cell>
          <table:table-cell office:value-type="float" office:value="0.0036221" calcext:value-type="float">
            <text:p>0.003622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193045" calcext:value-type="float">
            <text:p>0.00193045</text:p>
          </table:table-cell>
          <table:table-cell office:value-type="float" office:value="0.00399148" calcext:value-type="float">
            <text:p>0.0039914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0115923" calcext:value-type="float">
            <text:p>0.00115923</text:p>
          </table:table-cell>
          <table:table-cell office:value-type="float" office:value="0.00451005" calcext:value-type="float">
            <text:p>0.0045100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00682328" calcext:value-type="float">
            <text:p>0.000682328</text:p>
          </table:table-cell>
          <table:table-cell office:value-type="float" office:value="0.00438133" calcext:value-type="float">
            <text:p>0.0043813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00393669" calcext:value-type="float">
            <text:p>0.000393669</text:p>
          </table:table-cell>
          <table:table-cell office:value-type="float" office:value="0.00297056" calcext:value-type="float">
            <text:p>0.0029705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0022263" calcext:value-type="float">
            <text:p>0.00022263</text:p>
          </table:table-cell>
          <table:table-cell office:value-type="float" office:value="0.0000405412" calcext:value-type="float">
            <text:p>0.00004054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2341" calcext:value-type="float">
            <text:p>0.00012341</text:p>
          </table:table-cell>
          <table:table-cell office:value-type="float" office:value="-0.00402734" calcext:value-type="float">
            <text:p>-0.0040273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000670548" calcext:value-type="float">
            <text:p>0.0000670548</text:p>
          </table:table-cell>
          <table:table-cell office:value-type="float" office:value="-0.00811534" calcext:value-type="float">
            <text:p>-0.0081153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00357128" calcext:value-type="float">
            <text:p>0.0000357128</text:p>
          </table:table-cell>
          <table:table-cell office:value-type="float" office:value="-0.0104556" calcext:value-type="float">
            <text:p>-0.010455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000186437" calcext:value-type="float">
            <text:p>0.0000186437</text:p>
          </table:table-cell>
          <table:table-cell office:value-type="float" office:value="-0.00900839" calcext:value-type="float">
            <text:p>-0.0090083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00000954016" calcext:value-type="float">
            <text:p>0.00000954016</text:p>
          </table:table-cell>
          <table:table-cell office:value-type="float" office:value="-0.00217295" calcext:value-type="float">
            <text:p>-0.0021729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0478512" calcext:value-type="float">
            <text:p>0.00000478512</text:p>
          </table:table-cell>
          <table:table-cell office:value-type="float" office:value="0.010219" calcext:value-type="float">
            <text:p>0.01021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00000235258" calcext:value-type="float">
            <text:p>0.00000235258</text:p>
          </table:table-cell>
          <table:table-cell office:value-type="float" office:value="0.0258165" calcext:value-type="float">
            <text:p>0.025816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00000113373" calcext:value-type="float">
            <text:p>0.00000113373</text:p>
          </table:table-cell>
          <table:table-cell office:value-type="float" office:value="0.0389378" calcext:value-type="float">
            <text:p>0.038937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000000535535" calcext:value-type="float">
            <text:p>0.000000535535</text:p>
          </table:table-cell>
          <table:table-cell office:value-type="float" office:value="0.040599" calcext:value-type="float">
            <text:p>0.04059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0000024796" calcext:value-type="float">
            <text:p>0.00000024796</text:p>
          </table:table-cell>
          <table:table-cell office:value-type="float" office:value="0.0201123" calcext:value-type="float">
            <text:p>0.0201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112535" calcext:value-type="float">
            <text:p>0.000000112535</text:p>
          </table:table-cell>
          <table:table-cell office:value-type="float" office:value="-0.0309797" calcext:value-type="float">
            <text:p>-0.030979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0000000500622" calcext:value-type="float">
            <text:p>0.0000000500622</text:p>
          </table:table-cell>
          <table:table-cell office:value-type="float" office:value="-0.112095" calcext:value-type="float">
            <text:p>-0.11209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0000000218296" calcext:value-type="float">
            <text:p>0.0000000218296</text:p>
          </table:table-cell>
          <table:table-cell office:value-type="float" office:value="-0.204115" calcext:value-type="float">
            <text:p>-0.20411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00000000933029" calcext:value-type="float">
            <text:p>0.00000000933029</text:p>
          </table:table-cell>
          <table:table-cell office:value-type="float" office:value="-0.258925" calcext:value-type="float">
            <text:p>-0.25892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00000000390894" calcext:value-type="float">
            <text:p>0.00000000390894</text:p>
          </table:table-cell>
          <table:table-cell office:value-type="float" office:value="-0.192536" calcext:value-type="float">
            <text:p>-0.19253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0000160523" calcext:value-type="float">
            <text:p>0.00000000160523</text:p>
          </table:table-cell>
          <table:table-cell office:value-type="float" office:value="0.10891" calcext:value-type="float">
            <text:p>0.1089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000000000646143" calcext:value-type="float">
            <text:p>6.46143E-10</text:p>
          </table:table-cell>
          <table:table-cell office:value-type="float" office:value="0.753465" calcext:value-type="float">
            <text:p>0.75346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000000000254938" calcext:value-type="float">
            <text:p>2.54938E-10</text:p>
          </table:table-cell>
          <table:table-cell office:value-type="float" office:value="1.74974" calcext:value-type="float">
            <text:p>1.7497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0000000000985951" calcext:value-type="float">
            <text:p>9.85951E-11</text:p>
          </table:table-cell>
          <table:table-cell office:value-type="float" office:value="2.81014" calcext:value-type="float">
            <text:p>2.8101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0000000000373757" calcext:value-type="float">
            <text:p>3.73757E-11</text:p>
          </table:table-cell>
          <table:table-cell office:value-type="float" office:value="2.9816" calcext:value-type="float">
            <text:p>2.98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000138879" calcext:value-type="float">
            <text:p>1.38879E-11</text:p>
          </table:table-cell>
          <table:table-cell office:value-type="float" office:value="0.0000000000140435" calcext:value-type="float">
            <text:p>1.40435E-11</text:p>
          </table:table-cell>
        </table:table-row>
        <table:table-row table:style-name="ro1">
          <table:table-cell office:value-type="string" calcext:value-type="string">
            <text:p>NEXT 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2T10:01:58.416274185</dc:date>
    <meta:editing-duration>PT6M39S</meta:editing-duration>
    <meta:editing-cycles>1</meta:editing-cycles>
    <meta:document-statistic meta:table-count="1" meta:cell-count="1219" meta:object-count="4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6cm" svg:height="9.806cm" xlink:href=".." xlink:type="simple" chart:class="chart:scatter" chart:style-name="ch1">
        <chart:title svg:x="7.406cm" svg:y="0.332cm" chart:style-name="ch2">
          <text:p>n = 5</text:p>
        </chart:title>
        <chart:legend chart:legend-position="end" svg:x="12.449cm" svg:y="4.349cm" style:legend-expansion="high" chart:style-name="ch3"/>
        <chart:plot-area chart:style-name="ch4" table:cell-range-address="interpolation_f1.A1:interpolation_f1.C102" chart:data-source-has-labels="row" svg:x="0.32cm" svg:y="1.333cm" svg:width="11.809cm" svg:height="8.277cm">
          <chart:coordinate-region svg:x="0.479cm" svg:y="1.535cm" svg:width="11.553cm" svg:height="7.87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erpolation_f1.B2:interpolation_f1.B102" chart:label-cell-address="interpolation_f1.B1:interpolation_f1.B1" chart:class="chart:scatter">
            <chart:domain table:cell-range-address="interpolation_f1.A2:interpolation_f1.A102"/>
            <chart:data-point chart:repeated="101"/>
          </chart:series>
          <chart:series chart:style-name="ch9" chart:values-cell-range-address="interpolation_f1.C2:interpolation_f1.C102" chart:label-cell-address="interpolation_f1.C1:interpolation_f1.C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_actual</text:p>
                <draw:g>
                  <svg:desc>interpolation_f1.B1:interpolation_f1.B1</svg:desc>
                </draw:g>
              </table:table-cell>
              <table:table-cell office:value-type="string">
                <text:p>y_interpolated</text:p>
                <draw:g>
                  <svg:desc>interpolation_f1.C1:interpolation_f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interpolation_f1.A2:interpolation_f1.A102</svg:desc>
                </draw:g>
              </table:table-cell>
              <table:table-cell office:value-type="float" office:value="0.0000000000138879">
                <text:p>0.0000000000138879</text:p>
                <draw:g>
                  <svg:desc>interpolation_f1.B2:interpolation_f1.B102</svg:desc>
                </draw:g>
              </table:table-cell>
              <table:table-cell office:value-type="float" office:value="0.0000000000138879">
                <text:p>0.0000000000138879</text:p>
                <draw:g>
                  <svg:desc>interpolation_f1.C2:interpolation_f1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000000000373757">
                <text:p>0.0000000000373757</text:p>
              </table:table-cell>
              <table:table-cell office:value-type="float" office:value="-0.112136">
                <text:p>-0.112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000000000985951">
                <text:p>0.0000000000985951</text:p>
              </table:table-cell>
              <table:table-cell office:value-type="float" office:value="-0.20987">
                <text:p>-0.20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00000000254938">
                <text:p>0.000000000254938</text:p>
              </table:table-cell>
              <table:table-cell office:value-type="float" office:value="-0.293945">
                <text:p>-0.293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00000000646143">
                <text:p>0.000000000646143</text:p>
              </table:table-cell>
              <table:table-cell office:value-type="float" office:value="-0.36509">
                <text:p>-0.36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0000000160523">
                <text:p>0.00000000160523</text:p>
              </table:table-cell>
              <table:table-cell office:value-type="float" office:value="-0.424015">
                <text:p>-0.424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0000000390894">
                <text:p>0.00000000390894</text:p>
              </table:table-cell>
              <table:table-cell office:value-type="float" office:value="-0.47142">
                <text:p>-0.47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0000000933029">
                <text:p>0.00000000933029</text:p>
              </table:table-cell>
              <table:table-cell office:value-type="float" office:value="-0.507984">
                <text:p>-0.507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000000218296">
                <text:p>0.0000000218296</text:p>
              </table:table-cell>
              <table:table-cell office:value-type="float" office:value="-0.534376">
                <text:p>-0.534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000000500622">
                <text:p>0.0000000500622</text:p>
              </table:table-cell>
              <table:table-cell office:value-type="float" office:value="-0.551245">
                <text:p>-0.551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00000112535">
                <text:p>0.000000112535</text:p>
              </table:table-cell>
              <table:table-cell office:value-type="float" office:value="-0.559228">
                <text:p>-0.5592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0000024796">
                <text:p>0.00000024796</text:p>
              </table:table-cell>
              <table:table-cell office:value-type="float" office:value="-0.558945">
                <text:p>-0.558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00000535535">
                <text:p>0.000000535535</text:p>
              </table:table-cell>
              <table:table-cell office:value-type="float" office:value="-0.551001">
                <text:p>-0.551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0000113373">
                <text:p>0.00000113373</text:p>
              </table:table-cell>
              <table:table-cell office:value-type="float" office:value="-0.535986">
                <text:p>-0.535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0000235258">
                <text:p>0.00000235258</text:p>
              </table:table-cell>
              <table:table-cell office:value-type="float" office:value="-0.514475">
                <text:p>-0.514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00000478512">
                <text:p>0.00000478512</text:p>
              </table:table-cell>
              <table:table-cell office:value-type="float" office:value="-0.487027">
                <text:p>-0.487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00000954016">
                <text:p>0.00000954016</text:p>
              </table:table-cell>
              <table:table-cell office:value-type="float" office:value="-0.454186">
                <text:p>-0.454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0000186437">
                <text:p>0.0000186437</text:p>
              </table:table-cell>
              <table:table-cell office:value-type="float" office:value="-0.416479">
                <text:p>-0.416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0000357128">
                <text:p>0.0000357128</text:p>
              </table:table-cell>
              <table:table-cell office:value-type="float" office:value="-0.374422">
                <text:p>-0.3744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0000670548">
                <text:p>0.0000670548</text:p>
              </table:table-cell>
              <table:table-cell office:value-type="float" office:value="-0.32851">
                <text:p>-0.328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00012341">
                <text:p>0.00012341</text:p>
              </table:table-cell>
              <table:table-cell office:value-type="float" office:value="-0.279228">
                <text:p>-0.2792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00022263">
                <text:p>0.00022263</text:p>
              </table:table-cell>
              <table:table-cell office:value-type="float" office:value="-0.227042">
                <text:p>-0.227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000393669">
                <text:p>0.000393669</text:p>
              </table:table-cell>
              <table:table-cell office:value-type="float" office:value="-0.172404">
                <text:p>-0.1724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000682328">
                <text:p>0.000682328</text:p>
              </table:table-cell>
              <table:table-cell office:value-type="float" office:value="-0.115751">
                <text:p>-0.1157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00115923">
                <text:p>0.00115923</text:p>
              </table:table-cell>
              <table:table-cell office:value-type="float" office:value="-0.0575042">
                <text:p>-0.05750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00193045">
                <text:p>0.00193045</text:p>
              </table:table-cell>
              <table:table-cell office:value-type="float" office:value="0.00193045">
                <text:p>0.00193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00315111">
                <text:p>0.00315111</text:p>
              </table:table-cell>
              <table:table-cell office:value-type="float" office:value="0.0621622">
                <text:p>0.06216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0.00504176">
                <text:p>0.00504176</text:p>
              </table:table-cell>
              <table:table-cell office:value-type="float" office:value="0.122816">
                <text:p>0.1228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0.00790705">
                <text:p>0.00790705</text:p>
              </table:table-cell>
              <table:table-cell office:value-type="float" office:value="0.183531">
                <text:p>0.1835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0.0121552">
                <text:p>0.0121552</text:p>
              </table:table-cell>
              <table:table-cell office:value-type="float" office:value="0.243964">
                <text:p>0.2439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.0183156">
                <text:p>0.0183156</text:p>
              </table:table-cell>
              <table:table-cell office:value-type="float" office:value="0.303784">
                <text:p>0.3037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0.0270518">
                <text:p>0.0270518</text:p>
              </table:table-cell>
              <table:table-cell office:value-type="float" office:value="0.362677">
                <text:p>0.3626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0.0391639">
                <text:p>0.0391639</text:p>
              </table:table-cell>
              <table:table-cell office:value-type="float" office:value="0.420346">
                <text:p>0.4203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0.0555762">
                <text:p>0.0555762</text:p>
              </table:table-cell>
              <table:table-cell office:value-type="float" office:value="0.476506">
                <text:p>0.4765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0.0773047">
                <text:p>0.0773047</text:p>
              </table:table-cell>
              <table:table-cell office:value-type="float" office:value="0.530889">
                <text:p>0.530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0.105399">
                <text:p>0.105399</text:p>
              </table:table-cell>
              <table:table-cell office:value-type="float" office:value="0.583243">
                <text:p>0.58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0.140858">
                <text:p>0.140858</text:p>
              </table:table-cell>
              <table:table-cell office:value-type="float" office:value="0.63333">
                <text:p>0.6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0.18452">
                <text:p>0.18452</text:p>
              </table:table-cell>
              <table:table-cell office:value-type="float" office:value="0.680928">
                <text:p>0.6809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0.236928">
                <text:p>0.236928</text:p>
              </table:table-cell>
              <table:table-cell office:value-type="float" office:value="0.72583">
                <text:p>0.725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0.298197">
                <text:p>0.298197</text:p>
              </table:table-cell>
              <table:table-cell office:value-type="float" office:value="0.767844">
                <text:p>0.7678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0.367879">
                <text:p>0.367879</text:p>
              </table:table-cell>
              <table:table-cell office:value-type="float" office:value="0.806795">
                <text:p>0.8067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0.444858">
                <text:p>0.444858</text:p>
              </table:table-cell>
              <table:table-cell office:value-type="float" office:value="0.842522">
                <text:p>0.8425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0.527292">
                <text:p>0.527292</text:p>
              </table:table-cell>
              <table:table-cell office:value-type="float" office:value="0.874878">
                <text:p>0.8748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0.612626">
                <text:p>0.612626</text:p>
              </table:table-cell>
              <table:table-cell office:value-type="float" office:value="0.903734">
                <text:p>0.9037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0.697676">
                <text:p>0.697676</text:p>
              </table:table-cell>
              <table:table-cell office:value-type="float" office:value="0.928976">
                <text:p>0.9289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0.778801">
                <text:p>0.778801</text:p>
              </table:table-cell>
              <table:table-cell office:value-type="float" office:value="0.950502">
                <text:p>0.9505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0.852144">
                <text:p>0.852144</text:p>
              </table:table-cell>
              <table:table-cell office:value-type="float" office:value="0.968229">
                <text:p>0.9682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0.913931">
                <text:p>0.913931</text:p>
              </table:table-cell>
              <table:table-cell office:value-type="float" office:value="0.982089">
                <text:p>0.9820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">
                <text:p>-0.2</text:p>
              </table:table-cell>
              <table:table-cell office:value-type="float" office:value="0.960789">
                <text:p>0.960789</text:p>
              </table:table-cell>
              <table:table-cell office:value-type="float" office:value="0.992027">
                <text:p>0.9920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">
                <text:p>-0.1</text:p>
              </table:table-cell>
              <table:table-cell office:value-type="float" office:value="0.99005">
                <text:p>0.99005</text:p>
              </table:table-cell>
              <table:table-cell office:value-type="float" office:value="0.998005">
                <text:p>0.998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02696E-015">
                <text:p>-1.02696E-0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0.99005">
                <text:p>0.99005</text:p>
              </table:table-cell>
              <table:table-cell office:value-type="float" office:value="0.998005">
                <text:p>0.998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960789">
                <text:p>0.960789</text:p>
              </table:table-cell>
              <table:table-cell office:value-type="float" office:value="0.992027">
                <text:p>0.9920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0.913931">
                <text:p>0.913931</text:p>
              </table:table-cell>
              <table:table-cell office:value-type="float" office:value="0.982089">
                <text:p>0.9820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852144">
                <text:p>0.852144</text:p>
              </table:table-cell>
              <table:table-cell office:value-type="float" office:value="0.968229">
                <text:p>0.9682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778801">
                <text:p>0.778801</text:p>
              </table:table-cell>
              <table:table-cell office:value-type="float" office:value="0.950502">
                <text:p>0.9505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697676">
                <text:p>0.697676</text:p>
              </table:table-cell>
              <table:table-cell office:value-type="float" office:value="0.928976">
                <text:p>0.9289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612626">
                <text:p>0.612626</text:p>
              </table:table-cell>
              <table:table-cell office:value-type="float" office:value="0.903734">
                <text:p>0.9037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0.527292">
                <text:p>0.527292</text:p>
              </table:table-cell>
              <table:table-cell office:value-type="float" office:value="0.874878">
                <text:p>0.8748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444858">
                <text:p>0.444858</text:p>
              </table:table-cell>
              <table:table-cell office:value-type="float" office:value="0.842522">
                <text:p>0.8425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367879">
                <text:p>0.367879</text:p>
              </table:table-cell>
              <table:table-cell office:value-type="float" office:value="0.806795">
                <text:p>0.8067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0.298197">
                <text:p>0.298197</text:p>
              </table:table-cell>
              <table:table-cell office:value-type="float" office:value="0.767844">
                <text:p>0.7678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0.236928">
                <text:p>0.236928</text:p>
              </table:table-cell>
              <table:table-cell office:value-type="float" office:value="0.72583">
                <text:p>0.725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0.18452">
                <text:p>0.18452</text:p>
              </table:table-cell>
              <table:table-cell office:value-type="float" office:value="0.680928">
                <text:p>0.6809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0.140858">
                <text:p>0.140858</text:p>
              </table:table-cell>
              <table:table-cell office:value-type="float" office:value="0.63333">
                <text:p>0.6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0.105399">
                <text:p>0.105399</text:p>
              </table:table-cell>
              <table:table-cell office:value-type="float" office:value="0.583243">
                <text:p>0.5832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0.0773047">
                <text:p>0.0773047</text:p>
              </table:table-cell>
              <table:table-cell office:value-type="float" office:value="0.530889">
                <text:p>0.5308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0.0555762">
                <text:p>0.0555762</text:p>
              </table:table-cell>
              <table:table-cell office:value-type="float" office:value="0.476506">
                <text:p>0.4765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0.0391639">
                <text:p>0.0391639</text:p>
              </table:table-cell>
              <table:table-cell office:value-type="float" office:value="0.420346">
                <text:p>0.4203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0.0270518">
                <text:p>0.0270518</text:p>
              </table:table-cell>
              <table:table-cell office:value-type="float" office:value="0.362677">
                <text:p>0.3626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0183156">
                <text:p>0.0183156</text:p>
              </table:table-cell>
              <table:table-cell office:value-type="float" office:value="0.303784">
                <text:p>0.3037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0.0121552">
                <text:p>0.0121552</text:p>
              </table:table-cell>
              <table:table-cell office:value-type="float" office:value="0.243964">
                <text:p>0.2439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0.00790705">
                <text:p>0.00790705</text:p>
              </table:table-cell>
              <table:table-cell office:value-type="float" office:value="0.183531">
                <text:p>0.1835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0.00504176">
                <text:p>0.00504176</text:p>
              </table:table-cell>
              <table:table-cell office:value-type="float" office:value="0.122816">
                <text:p>0.1228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00315111">
                <text:p>0.00315111</text:p>
              </table:table-cell>
              <table:table-cell office:value-type="float" office:value="0.0621622">
                <text:p>0.06216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00193045">
                <text:p>0.00193045</text:p>
              </table:table-cell>
              <table:table-cell office:value-type="float" office:value="0.00193045">
                <text:p>0.001930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00115923">
                <text:p>0.00115923</text:p>
              </table:table-cell>
              <table:table-cell office:value-type="float" office:value="-0.0575042">
                <text:p>-0.05750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000682328">
                <text:p>0.000682328</text:p>
              </table:table-cell>
              <table:table-cell office:value-type="float" office:value="-0.115751">
                <text:p>-0.1157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000393669">
                <text:p>0.000393669</text:p>
              </table:table-cell>
              <table:table-cell office:value-type="float" office:value="-0.172404">
                <text:p>-0.1724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00022263">
                <text:p>0.00022263</text:p>
              </table:table-cell>
              <table:table-cell office:value-type="float" office:value="-0.227042">
                <text:p>-0.2270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00012341">
                <text:p>0.00012341</text:p>
              </table:table-cell>
              <table:table-cell office:value-type="float" office:value="-0.279228">
                <text:p>-0.2792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0000670548">
                <text:p>0.0000670548</text:p>
              </table:table-cell>
              <table:table-cell office:value-type="float" office:value="-0.32851">
                <text:p>-0.328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0000357128">
                <text:p>0.0000357128</text:p>
              </table:table-cell>
              <table:table-cell office:value-type="float" office:value="-0.374422">
                <text:p>-0.3744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0000186437">
                <text:p>0.0000186437</text:p>
              </table:table-cell>
              <table:table-cell office:value-type="float" office:value="-0.416479">
                <text:p>-0.4164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00000954016">
                <text:p>0.00000954016</text:p>
              </table:table-cell>
              <table:table-cell office:value-type="float" office:value="-0.454186">
                <text:p>-0.4541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0.00000478512">
                <text:p>0.00000478512</text:p>
              </table:table-cell>
              <table:table-cell office:value-type="float" office:value="-0.487027">
                <text:p>-0.4870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0.00000235258">
                <text:p>0.00000235258</text:p>
              </table:table-cell>
              <table:table-cell office:value-type="float" office:value="-0.514475">
                <text:p>-0.5144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0.00000113373">
                <text:p>0.00000113373</text:p>
              </table:table-cell>
              <table:table-cell office:value-type="float" office:value="-0.535986">
                <text:p>-0.5359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0.000000535535">
                <text:p>0.000000535535</text:p>
              </table:table-cell>
              <table:table-cell office:value-type="float" office:value="-0.551001">
                <text:p>-0.551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0.00000024796">
                <text:p>0.00000024796</text:p>
              </table:table-cell>
              <table:table-cell office:value-type="float" office:value="-0.558945">
                <text:p>-0.5589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000000112535">
                <text:p>0.000000112535</text:p>
              </table:table-cell>
              <table:table-cell office:value-type="float" office:value="-0.559228">
                <text:p>-0.5592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0.0000000500622">
                <text:p>0.0000000500622</text:p>
              </table:table-cell>
              <table:table-cell office:value-type="float" office:value="-0.551245">
                <text:p>-0.5512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0.0000000218296">
                <text:p>0.0000000218296</text:p>
              </table:table-cell>
              <table:table-cell office:value-type="float" office:value="-0.534376">
                <text:p>-0.5343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0.00000000933029">
                <text:p>0.00000000933029</text:p>
              </table:table-cell>
              <table:table-cell office:value-type="float" office:value="-0.507984">
                <text:p>-0.5079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0000000390894">
                <text:p>0.00000000390894</text:p>
              </table:table-cell>
              <table:table-cell office:value-type="float" office:value="-0.47142">
                <text:p>-0.471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0.00000000160523">
                <text:p>0.00000000160523</text:p>
              </table:table-cell>
              <table:table-cell office:value-type="float" office:value="-0.424015">
                <text:p>-0.4240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0.000000000646143">
                <text:p>0.000000000646143</text:p>
              </table:table-cell>
              <table:table-cell office:value-type="float" office:value="-0.36509">
                <text:p>-0.365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00000000254938">
                <text:p>0.000000000254938</text:p>
              </table:table-cell>
              <table:table-cell office:value-type="float" office:value="-0.293945">
                <text:p>-0.2939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000000000985951">
                <text:p>0.0000000000985951</text:p>
              </table:table-cell>
              <table:table-cell office:value-type="float" office:value="-0.20987">
                <text:p>-0.209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000000000373757">
                <text:p>0.0000000000373757</text:p>
              </table:table-cell>
              <table:table-cell office:value-type="float" office:value="-0.112136">
                <text:p>-0.1121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0000000000138879">
                <text:p>0.0000000000138879</text:p>
              </table:table-cell>
              <table:table-cell office:value-type="float" office:value="0.0000000000138848">
                <text:p>0.0000000000138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6cm" svg:height="10.086cm" xlink:href=".." xlink:type="simple" chart:class="chart:scatter" chart:style-name="ch1">
        <chart:title svg:x="7.279cm" svg:y="0.337cm" chart:style-name="ch2">
          <text:p>n = 10</text:p>
        </chart:title>
        <chart:legend chart:legend-position="end" svg:x="12.449cm" svg:y="4.489cm" style:legend-expansion="high" chart:style-name="ch3"/>
        <chart:plot-area chart:style-name="ch4" table:cell-range-address="interpolation_f1.A1:interpolation_f1.C1 interpolation_f1.A104:interpolation_f1.C204" chart:data-source-has-labels="row" svg:x="0.32cm" svg:y="1.343cm" svg:width="11.809cm" svg:height="8.542cm">
          <chart:coordinate-region svg:x="0.479cm" svg:y="1.545cm" svg:width="11.553cm" svg:height="8.1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erpolation_f1.B104:interpolation_f1.B204" chart:label-cell-address="interpolation_f1.B1:interpolation_f1.B1" chart:class="chart:scatter">
            <chart:domain table:cell-range-address="interpolation_f1.A104:interpolation_f1.A204"/>
            <chart:data-point chart:repeated="101"/>
          </chart:series>
          <chart:series chart:style-name="ch9" chart:values-cell-range-address="interpolation_f1.C104:interpolation_f1.C204" chart:label-cell-address="interpolation_f1.C1:interpolation_f1.C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_actual</text:p>
                <draw:g>
                  <svg:desc>interpolation_f1.B1:interpolation_f1.B1</svg:desc>
                </draw:g>
              </table:table-cell>
              <table:table-cell office:value-type="string">
                <text:p>y_interpolated</text:p>
                <draw:g>
                  <svg:desc>interpolation_f1.C1:interpolation_f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interpolation_f1.A104:interpolation_f1.A204</svg:desc>
                </draw:g>
              </table:table-cell>
              <table:table-cell office:value-type="float" office:value="0.0000000000138879">
                <text:p>0.0000000000138879</text:p>
                <draw:g>
                  <svg:desc>interpolation_f1.B104:interpolation_f1.B204</svg:desc>
                </draw:g>
              </table:table-cell>
              <table:table-cell office:value-type="float" office:value="0.0000000000138879">
                <text:p>0.0000000000138879</text:p>
                <draw:g>
                  <svg:desc>interpolation_f1.C104:interpolation_f1.C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000000000373757">
                <text:p>0.0000000000373757</text:p>
              </table:table-cell>
              <table:table-cell office:value-type="float" office:value="-0.271386">
                <text:p>-0.271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000000000985951">
                <text:p>0.0000000000985951</text:p>
              </table:table-cell>
              <table:table-cell office:value-type="float" office:value="-0.429098">
                <text:p>-0.429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00000000254938">
                <text:p>0.000000000254938</text:p>
              </table:table-cell>
              <table:table-cell office:value-type="float" office:value="-0.500607">
                <text:p>-0.500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00000000646143">
                <text:p>0.000000000646143</text:p>
              </table:table-cell>
              <table:table-cell office:value-type="float" office:value="-0.508923">
                <text:p>-0.508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0000000160523">
                <text:p>0.00000000160523</text:p>
              </table:table-cell>
              <table:table-cell office:value-type="float" office:value="-0.473091">
                <text:p>-0.473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0000000390894">
                <text:p>0.00000000390894</text:p>
              </table:table-cell>
              <table:table-cell office:value-type="float" office:value="-0.408652">
                <text:p>-0.408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0000000933029">
                <text:p>0.00000000933029</text:p>
              </table:table-cell>
              <table:table-cell office:value-type="float" office:value="-0.328073">
                <text:p>-0.328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000000218296">
                <text:p>0.0000000218296</text:p>
              </table:table-cell>
              <table:table-cell office:value-type="float" office:value="-0.241129">
                <text:p>-0.2411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000000500622">
                <text:p>0.0000000500622</text:p>
              </table:table-cell>
              <table:table-cell office:value-type="float" office:value="-0.155271">
                <text:p>-0.155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00000112535">
                <text:p>0.000000112535</text:p>
              </table:table-cell>
              <table:table-cell office:value-type="float" office:value="-0.0759514">
                <text:p>-0.07595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0000024796">
                <text:p>0.00000024796</text:p>
              </table:table-cell>
              <table:table-cell office:value-type="float" office:value="-0.00692136">
                <text:p>-0.00692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00000535535">
                <text:p>0.000000535535</text:p>
              </table:table-cell>
              <table:table-cell office:value-type="float" office:value="0.0494949">
                <text:p>0.04949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0000113373">
                <text:p>0.00000113373</text:p>
              </table:table-cell>
              <table:table-cell office:value-type="float" office:value="0.0921555">
                <text:p>0.0921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0000235258">
                <text:p>0.00000235258</text:p>
              </table:table-cell>
              <table:table-cell office:value-type="float" office:value="0.120879">
                <text:p>0.1208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00000478512">
                <text:p>0.00000478512</text:p>
              </table:table-cell>
              <table:table-cell office:value-type="float" office:value="0.136249">
                <text:p>0.136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00000954016">
                <text:p>0.00000954016</text:p>
              </table:table-cell>
              <table:table-cell office:value-type="float" office:value="0.139435">
                <text:p>0.1394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0000186437">
                <text:p>0.0000186437</text:p>
              </table:table-cell>
              <table:table-cell office:value-type="float" office:value="0.132037">
                <text:p>0.1320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0000357128">
                <text:p>0.0000357128</text:p>
              </table:table-cell>
              <table:table-cell office:value-type="float" office:value="0.115955">
                <text:p>0.115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0000670548">
                <text:p>0.0000670548</text:p>
              </table:table-cell>
              <table:table-cell office:value-type="float" office:value="0.0932611">
                <text:p>0.09326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00012341">
                <text:p>0.00012341</text:p>
              </table:table-cell>
              <table:table-cell office:value-type="float" office:value="0.066107">
                <text:p>0.0661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00022263">
                <text:p>0.00022263</text:p>
              </table:table-cell>
              <table:table-cell office:value-type="float" office:value="0.0366321">
                <text:p>0.03663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000393669">
                <text:p>0.000393669</text:p>
              </table:table-cell>
              <table:table-cell office:value-type="float" office:value="0.00689376">
                <text:p>0.006893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000682328">
                <text:p>0.000682328</text:p>
              </table:table-cell>
              <table:table-cell office:value-type="float" office:value="-0.0211917">
                <text:p>-0.02119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00115923">
                <text:p>0.00115923</text:p>
              </table:table-cell>
              <table:table-cell office:value-type="float" office:value="-0.0458951">
                <text:p>-0.04589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00193045">
                <text:p>0.00193045</text:p>
              </table:table-cell>
              <table:table-cell office:value-type="float" office:value="-0.0657103">
                <text:p>-0.06571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00315111">
                <text:p>0.00315111</text:p>
              </table:table-cell>
              <table:table-cell office:value-type="float" office:value="-0.0793794">
                <text:p>-0.07937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0.00504176">
                <text:p>0.00504176</text:p>
              </table:table-cell>
              <table:table-cell office:value-type="float" office:value="-0.0859088">
                <text:p>-0.08590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0.00790705">
                <text:p>0.00790705</text:p>
              </table:table-cell>
              <table:table-cell office:value-type="float" office:value="-0.0845772">
                <text:p>-0.08457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0.0121552">
                <text:p>0.0121552</text:p>
              </table:table-cell>
              <table:table-cell office:value-type="float" office:value="-0.0749371">
                <text:p>-0.07493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.0183156">
                <text:p>0.0183156</text:p>
              </table:table-cell>
              <table:table-cell office:value-type="float" office:value="-0.0568084">
                <text:p>-0.05680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0.0270518">
                <text:p>0.0270518</text:p>
              </table:table-cell>
              <table:table-cell office:value-type="float" office:value="-0.030268">
                <text:p>-0.0302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0.0391639">
                <text:p>0.0391639</text:p>
              </table:table-cell>
              <table:table-cell office:value-type="float" office:value="0.00436647">
                <text:p>0.004366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0.0555762">
                <text:p>0.0555762</text:p>
              </table:table-cell>
              <table:table-cell office:value-type="float" office:value="0.0465563">
                <text:p>0.04655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0.0773047">
                <text:p>0.0773047</text:p>
              </table:table-cell>
              <table:table-cell office:value-type="float" office:value="0.0955651">
                <text:p>0.09556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0.105399">
                <text:p>0.105399</text:p>
              </table:table-cell>
              <table:table-cell office:value-type="float" office:value="0.150484">
                <text:p>0.150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0.140858">
                <text:p>0.140858</text:p>
              </table:table-cell>
              <table:table-cell office:value-type="float" office:value="0.210261">
                <text:p>0.2102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0.18452">
                <text:p>0.18452</text:p>
              </table:table-cell>
              <table:table-cell office:value-type="float" office:value="0.273728">
                <text:p>0.2737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0.236928">
                <text:p>0.236928</text:p>
              </table:table-cell>
              <table:table-cell office:value-type="float" office:value="0.339631">
                <text:p>0.3396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0.298197">
                <text:p>0.298197</text:p>
              </table:table-cell>
              <table:table-cell office:value-type="float" office:value="0.406661">
                <text:p>0.4066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0.367879">
                <text:p>0.367879</text:p>
              </table:table-cell>
              <table:table-cell office:value-type="float" office:value="0.473486">
                <text:p>0.4734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0.444858">
                <text:p>0.444858</text:p>
              </table:table-cell>
              <table:table-cell office:value-type="float" office:value="0.538776">
                <text:p>0.5387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0.527292">
                <text:p>0.527292</text:p>
              </table:table-cell>
              <table:table-cell office:value-type="float" office:value="0.601233">
                <text:p>0.6012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0.612626">
                <text:p>0.612626</text:p>
              </table:table-cell>
              <table:table-cell office:value-type="float" office:value="0.659617">
                <text:p>0.6596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0.697676">
                <text:p>0.697676</text:p>
              </table:table-cell>
              <table:table-cell office:value-type="float" office:value="0.712775">
                <text:p>0.7127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0.778801">
                <text:p>0.778801</text:p>
              </table:table-cell>
              <table:table-cell office:value-type="float" office:value="0.759655">
                <text:p>0.7596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0.852144">
                <text:p>0.852144</text:p>
              </table:table-cell>
              <table:table-cell office:value-type="float" office:value="0.799336">
                <text:p>0.7993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0.913931">
                <text:p>0.913931</text:p>
              </table:table-cell>
              <table:table-cell office:value-type="float" office:value="0.831035">
                <text:p>0.8310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">
                <text:p>-0.2</text:p>
              </table:table-cell>
              <table:table-cell office:value-type="float" office:value="0.960789">
                <text:p>0.960789</text:p>
              </table:table-cell>
              <table:table-cell office:value-type="float" office:value="0.854132">
                <text:p>0.854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">
                <text:p>-0.1</text:p>
              </table:table-cell>
              <table:table-cell office:value-type="float" office:value="0.99005">
                <text:p>0.99005</text:p>
              </table:table-cell>
              <table:table-cell office:value-type="float" office:value="0.868173">
                <text:p>0.8681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02696E-015">
                <text:p>-1.02696E-015</text:p>
              </table:table-cell>
              <table:table-cell office:value-type="float" office:value="1">
                <text:p>1</text:p>
              </table:table-cell>
              <table:table-cell office:value-type="float" office:value="0.872885">
                <text:p>0.8728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0.99005">
                <text:p>0.99005</text:p>
              </table:table-cell>
              <table:table-cell office:value-type="float" office:value="0.868173">
                <text:p>0.8681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960789">
                <text:p>0.960789</text:p>
              </table:table-cell>
              <table:table-cell office:value-type="float" office:value="0.854132">
                <text:p>0.8541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0.913931">
                <text:p>0.913931</text:p>
              </table:table-cell>
              <table:table-cell office:value-type="float" office:value="0.831035">
                <text:p>0.8310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852144">
                <text:p>0.852144</text:p>
              </table:table-cell>
              <table:table-cell office:value-type="float" office:value="0.799336">
                <text:p>0.7993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778801">
                <text:p>0.778801</text:p>
              </table:table-cell>
              <table:table-cell office:value-type="float" office:value="0.759655">
                <text:p>0.7596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697676">
                <text:p>0.697676</text:p>
              </table:table-cell>
              <table:table-cell office:value-type="float" office:value="0.712775">
                <text:p>0.7127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612626">
                <text:p>0.612626</text:p>
              </table:table-cell>
              <table:table-cell office:value-type="float" office:value="0.659617">
                <text:p>0.6596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0.527292">
                <text:p>0.527292</text:p>
              </table:table-cell>
              <table:table-cell office:value-type="float" office:value="0.601233">
                <text:p>0.6012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444858">
                <text:p>0.444858</text:p>
              </table:table-cell>
              <table:table-cell office:value-type="float" office:value="0.538776">
                <text:p>0.5387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367879">
                <text:p>0.367879</text:p>
              </table:table-cell>
              <table:table-cell office:value-type="float" office:value="0.473486">
                <text:p>0.4734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0.298197">
                <text:p>0.298197</text:p>
              </table:table-cell>
              <table:table-cell office:value-type="float" office:value="0.406661">
                <text:p>0.4066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0.236928">
                <text:p>0.236928</text:p>
              </table:table-cell>
              <table:table-cell office:value-type="float" office:value="0.339631">
                <text:p>0.3396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0.18452">
                <text:p>0.18452</text:p>
              </table:table-cell>
              <table:table-cell office:value-type="float" office:value="0.273728">
                <text:p>0.2737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0.140858">
                <text:p>0.140858</text:p>
              </table:table-cell>
              <table:table-cell office:value-type="float" office:value="0.210261">
                <text:p>0.2102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0.105399">
                <text:p>0.105399</text:p>
              </table:table-cell>
              <table:table-cell office:value-type="float" office:value="0.150484">
                <text:p>0.150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0.0773047">
                <text:p>0.0773047</text:p>
              </table:table-cell>
              <table:table-cell office:value-type="float" office:value="0.0955651">
                <text:p>0.09556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0.0555762">
                <text:p>0.0555762</text:p>
              </table:table-cell>
              <table:table-cell office:value-type="float" office:value="0.0465563">
                <text:p>0.0465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0.0391639">
                <text:p>0.0391639</text:p>
              </table:table-cell>
              <table:table-cell office:value-type="float" office:value="0.00436647">
                <text:p>0.004366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0.0270518">
                <text:p>0.0270518</text:p>
              </table:table-cell>
              <table:table-cell office:value-type="float" office:value="-0.030268">
                <text:p>-0.0302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0183156">
                <text:p>0.0183156</text:p>
              </table:table-cell>
              <table:table-cell office:value-type="float" office:value="-0.0568084">
                <text:p>-0.05680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0.0121552">
                <text:p>0.0121552</text:p>
              </table:table-cell>
              <table:table-cell office:value-type="float" office:value="-0.0749371">
                <text:p>-0.07493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0.00790705">
                <text:p>0.00790705</text:p>
              </table:table-cell>
              <table:table-cell office:value-type="float" office:value="-0.0845772">
                <text:p>-0.08457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0.00504176">
                <text:p>0.00504176</text:p>
              </table:table-cell>
              <table:table-cell office:value-type="float" office:value="-0.0859088">
                <text:p>-0.08590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00315111">
                <text:p>0.00315111</text:p>
              </table:table-cell>
              <table:table-cell office:value-type="float" office:value="-0.0793794">
                <text:p>-0.07937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00193045">
                <text:p>0.00193045</text:p>
              </table:table-cell>
              <table:table-cell office:value-type="float" office:value="-0.0657103">
                <text:p>-0.06571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00115923">
                <text:p>0.00115923</text:p>
              </table:table-cell>
              <table:table-cell office:value-type="float" office:value="-0.0458951">
                <text:p>-0.04589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000682328">
                <text:p>0.000682328</text:p>
              </table:table-cell>
              <table:table-cell office:value-type="float" office:value="-0.0211917">
                <text:p>-0.02119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000393669">
                <text:p>0.000393669</text:p>
              </table:table-cell>
              <table:table-cell office:value-type="float" office:value="0.00689376">
                <text:p>0.006893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00022263">
                <text:p>0.00022263</text:p>
              </table:table-cell>
              <table:table-cell office:value-type="float" office:value="0.0366321">
                <text:p>0.03663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00012341">
                <text:p>0.00012341</text:p>
              </table:table-cell>
              <table:table-cell office:value-type="float" office:value="0.066107">
                <text:p>0.0661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0000670548">
                <text:p>0.0000670548</text:p>
              </table:table-cell>
              <table:table-cell office:value-type="float" office:value="0.0932611">
                <text:p>0.09326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0000357128">
                <text:p>0.0000357128</text:p>
              </table:table-cell>
              <table:table-cell office:value-type="float" office:value="0.115955">
                <text:p>0.1159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0000186437">
                <text:p>0.0000186437</text:p>
              </table:table-cell>
              <table:table-cell office:value-type="float" office:value="0.132037">
                <text:p>0.1320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00000954016">
                <text:p>0.00000954016</text:p>
              </table:table-cell>
              <table:table-cell office:value-type="float" office:value="0.139435">
                <text:p>0.1394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0.00000478512">
                <text:p>0.00000478512</text:p>
              </table:table-cell>
              <table:table-cell office:value-type="float" office:value="0.136249">
                <text:p>0.1362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0.00000235258">
                <text:p>0.00000235258</text:p>
              </table:table-cell>
              <table:table-cell office:value-type="float" office:value="0.120879">
                <text:p>0.1208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0.00000113373">
                <text:p>0.00000113373</text:p>
              </table:table-cell>
              <table:table-cell office:value-type="float" office:value="0.0921555">
                <text:p>0.09215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0.000000535535">
                <text:p>0.000000535535</text:p>
              </table:table-cell>
              <table:table-cell office:value-type="float" office:value="0.0494949">
                <text:p>0.04949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0.00000024796">
                <text:p>0.00000024796</text:p>
              </table:table-cell>
              <table:table-cell office:value-type="float" office:value="-0.00692136">
                <text:p>-0.006921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000000112535">
                <text:p>0.000000112535</text:p>
              </table:table-cell>
              <table:table-cell office:value-type="float" office:value="-0.0759514">
                <text:p>-0.07595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0.0000000500622">
                <text:p>0.0000000500622</text:p>
              </table:table-cell>
              <table:table-cell office:value-type="float" office:value="-0.155271">
                <text:p>-0.1552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0.0000000218296">
                <text:p>0.0000000218296</text:p>
              </table:table-cell>
              <table:table-cell office:value-type="float" office:value="-0.241129">
                <text:p>-0.241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0.00000000933029">
                <text:p>0.00000000933029</text:p>
              </table:table-cell>
              <table:table-cell office:value-type="float" office:value="-0.328073">
                <text:p>-0.3280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0000000390894">
                <text:p>0.00000000390894</text:p>
              </table:table-cell>
              <table:table-cell office:value-type="float" office:value="-0.408652">
                <text:p>-0.408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0.00000000160523">
                <text:p>0.00000000160523</text:p>
              </table:table-cell>
              <table:table-cell office:value-type="float" office:value="-0.473091">
                <text:p>-0.4730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0.000000000646143">
                <text:p>0.000000000646143</text:p>
              </table:table-cell>
              <table:table-cell office:value-type="float" office:value="-0.508923">
                <text:p>-0.5089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00000000254938">
                <text:p>0.000000000254938</text:p>
              </table:table-cell>
              <table:table-cell office:value-type="float" office:value="-0.500607">
                <text:p>-0.5006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000000000985951">
                <text:p>0.0000000000985951</text:p>
              </table:table-cell>
              <table:table-cell office:value-type="float" office:value="-0.429098">
                <text:p>-0.4290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000000000373757">
                <text:p>0.0000000000373757</text:p>
              </table:table-cell>
              <table:table-cell office:value-type="float" office:value="-0.271386">
                <text:p>-0.2713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0000000000138879">
                <text:p>0.0000000000138879</text:p>
              </table:table-cell>
              <table:table-cell office:value-type="float" office:value="0.0000000000138789">
                <text:p>0.0000000000138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6cm" svg:height="8.989cm" xlink:href=".." xlink:type="simple" chart:class="chart:scatter" chart:style-name="ch1">
        <chart:title svg:x="7.279cm" svg:y="0.315cm" chart:style-name="ch2">
          <text:p>n = 15</text:p>
        </chart:title>
        <chart:legend chart:legend-position="end" svg:x="12.449cm" svg:y="3.94cm" style:legend-expansion="high" chart:style-name="ch3"/>
        <chart:plot-area chart:style-name="ch4" table:cell-range-address="interpolation_f1.A1:interpolation_f1.C1 interpolation_f1.A206:interpolation_f1.C306" chart:data-source-has-labels="row" svg:x="0.32cm" svg:y="1.299cm" svg:width="11.809cm" svg:height="7.511cm">
          <chart:coordinate-region svg:x="0.479cm" svg:y="1.501cm" svg:width="11.553cm" svg:height="7.1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erpolation_f1.B206:interpolation_f1.B306" chart:label-cell-address="interpolation_f1.B1:interpolation_f1.B1" chart:class="chart:scatter">
            <chart:domain table:cell-range-address="interpolation_f1.A206:interpolation_f1.A306"/>
            <chart:data-point chart:repeated="101"/>
          </chart:series>
          <chart:series chart:style-name="ch9" chart:values-cell-range-address="interpolation_f1.C206:interpolation_f1.C306" chart:label-cell-address="interpolation_f1.C1:interpolation_f1.C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_actual</text:p>
                <draw:g>
                  <svg:desc>interpolation_f1.B1:interpolation_f1.B1</svg:desc>
                </draw:g>
              </table:table-cell>
              <table:table-cell office:value-type="string">
                <text:p>y_interpolated</text:p>
                <draw:g>
                  <svg:desc>interpolation_f1.C1:interpolation_f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interpolation_f1.A206:interpolation_f1.A306</svg:desc>
                </draw:g>
              </table:table-cell>
              <table:table-cell office:value-type="float" office:value="0.0000000000138879">
                <text:p>0.0000000000138879</text:p>
                <draw:g>
                  <svg:desc>interpolation_f1.B206:interpolation_f1.B306</svg:desc>
                </draw:g>
              </table:table-cell>
              <table:table-cell office:value-type="float" office:value="0.0000000000138879">
                <text:p>0.0000000000138879</text:p>
                <draw:g>
                  <svg:desc>interpolation_f1.C206:interpolation_f1.C3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000000000373757">
                <text:p>0.0000000000373757</text:p>
              </table:table-cell>
              <table:table-cell office:value-type="float" office:value="3.71287">
                <text:p>3.71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000000000985951">
                <text:p>0.0000000000985951</text:p>
              </table:table-cell>
              <table:table-cell office:value-type="float" office:value="4.52478">
                <text:p>4.52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00000000254938">
                <text:p>0.000000000254938</text:p>
              </table:table-cell>
              <table:table-cell office:value-type="float" office:value="3.92464">
                <text:p>3.92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00000000646143">
                <text:p>0.000000000646143</text:p>
              </table:table-cell>
              <table:table-cell office:value-type="float" office:value="2.80537">
                <text:p>2.80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0000000160523">
                <text:p>0.00000000160523</text:p>
              </table:table-cell>
              <table:table-cell office:value-type="float" office:value="1.65969">
                <text:p>1.65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0000000390894">
                <text:p>0.00000000390894</text:p>
              </table:table-cell>
              <table:table-cell office:value-type="float" office:value="0.722167">
                <text:p>0.722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0000000933029">
                <text:p>0.00000000933029</text:p>
              </table:table-cell>
              <table:table-cell office:value-type="float" office:value="0.0698583">
                <text:p>0.0698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000000218296">
                <text:p>0.0000000218296</text:p>
              </table:table-cell>
              <table:table-cell office:value-type="float" office:value="-0.308359">
                <text:p>-0.308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000000500622">
                <text:p>0.0000000500622</text:p>
              </table:table-cell>
              <table:table-cell office:value-type="float" office:value="-0.465882">
                <text:p>-0.465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00000112535">
                <text:p>0.000000112535</text:p>
              </table:table-cell>
              <table:table-cell office:value-type="float" office:value="-0.469523">
                <text:p>-0.469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0000024796">
                <text:p>0.00000024796</text:p>
              </table:table-cell>
              <table:table-cell office:value-type="float" office:value="-0.382768">
                <text:p>-0.382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00000535535">
                <text:p>0.000000535535</text:p>
              </table:table-cell>
              <table:table-cell office:value-type="float" office:value="-0.257365">
                <text:p>-0.2573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0000113373">
                <text:p>0.00000113373</text:p>
              </table:table-cell>
              <table:table-cell office:value-type="float" office:value="-0.130378">
                <text:p>-0.1303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0000235258">
                <text:p>0.00000235258</text:p>
              </table:table-cell>
              <table:table-cell office:value-type="float" office:value="-0.0245808">
                <text:p>-0.02458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00000478512">
                <text:p>0.00000478512</text:p>
              </table:table-cell>
              <table:table-cell office:value-type="float" office:value="0.0493189">
                <text:p>0.04931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00000954016">
                <text:p>0.00000954016</text:p>
              </table:table-cell>
              <table:table-cell office:value-type="float" office:value="0.0896785">
                <text:p>0.08967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0000186437">
                <text:p>0.0000186437</text:p>
              </table:table-cell>
              <table:table-cell office:value-type="float" office:value="0.100832">
                <text:p>0.1008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0000357128">
                <text:p>0.0000357128</text:p>
              </table:table-cell>
              <table:table-cell office:value-type="float" office:value="0.0903307">
                <text:p>0.09033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0000670548">
                <text:p>0.0000670548</text:p>
              </table:table-cell>
              <table:table-cell office:value-type="float" office:value="0.0667289">
                <text:p>0.06672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00012341">
                <text:p>0.00012341</text:p>
              </table:table-cell>
              <table:table-cell office:value-type="float" office:value="0.037994">
                <text:p>0.037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00022263">
                <text:p>0.00022263</text:p>
              </table:table-cell>
              <table:table-cell office:value-type="float" office:value="0.010519">
                <text:p>0.010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000393669">
                <text:p>0.000393669</text:p>
              </table:table-cell>
              <table:table-cell office:value-type="float" office:value="-0.0113377">
                <text:p>-0.0113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000682328">
                <text:p>0.000682328</text:p>
              </table:table-cell>
              <table:table-cell office:value-type="float" office:value="-0.0252931">
                <text:p>-0.02529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00115923">
                <text:p>0.00115923</text:p>
              </table:table-cell>
              <table:table-cell office:value-type="float" office:value="-0.0308817">
                <text:p>-0.03088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00193045">
                <text:p>0.00193045</text:p>
              </table:table-cell>
              <table:table-cell office:value-type="float" office:value="-0.0290118">
                <text:p>-0.02901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00315111">
                <text:p>0.00315111</text:p>
              </table:table-cell>
              <table:table-cell office:value-type="float" office:value="-0.0214399">
                <text:p>-0.02143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0.00504176">
                <text:p>0.00504176</text:p>
              </table:table-cell>
              <table:table-cell office:value-type="float" office:value="-0.0102472">
                <text:p>-0.01024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0.00790705">
                <text:p>0.00790705</text:p>
              </table:table-cell>
              <table:table-cell office:value-type="float" office:value="0.00261953">
                <text:p>0.002619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0.0121552">
                <text:p>0.0121552</text:p>
              </table:table-cell>
              <table:table-cell office:value-type="float" office:value="0.0157007">
                <text:p>0.01570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.0183156">
                <text:p>0.0183156</text:p>
              </table:table-cell>
              <table:table-cell office:value-type="float" office:value="0.0282482">
                <text:p>0.02824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0.0270518">
                <text:p>0.0270518</text:p>
              </table:table-cell>
              <table:table-cell office:value-type="float" office:value="0.0403163">
                <text:p>0.04031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0.0391639">
                <text:p>0.0391639</text:p>
              </table:table-cell>
              <table:table-cell office:value-type="float" office:value="0.0527295">
                <text:p>0.05272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0.0555762">
                <text:p>0.0555762</text:p>
              </table:table-cell>
              <table:table-cell office:value-type="float" office:value="0.0669462">
                <text:p>0.06694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0.0773047">
                <text:p>0.0773047</text:p>
              </table:table-cell>
              <table:table-cell office:value-type="float" office:value="0.0848453">
                <text:p>0.08484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0.105399">
                <text:p>0.105399</text:p>
              </table:table-cell>
              <table:table-cell office:value-type="float" office:value="0.108467">
                <text:p>0.1084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0.140858">
                <text:p>0.140858</text:p>
              </table:table-cell>
              <table:table-cell office:value-type="float" office:value="0.139737">
                <text:p>0.1397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0.18452">
                <text:p>0.18452</text:p>
              </table:table-cell>
              <table:table-cell office:value-type="float" office:value="0.180207">
                <text:p>0.180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0.236928">
                <text:p>0.236928</text:p>
              </table:table-cell>
              <table:table-cell office:value-type="float" office:value="0.230826">
                <text:p>0.2308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0.298197">
                <text:p>0.298197</text:p>
              </table:table-cell>
              <table:table-cell office:value-type="float" office:value="0.291784">
                <text:p>0.2917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0.367879">
                <text:p>0.367879</text:p>
              </table:table-cell>
              <table:table-cell office:value-type="float" office:value="0.362409">
                <text:p>0.3624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0.444858">
                <text:p>0.444858</text:p>
              </table:table-cell>
              <table:table-cell office:value-type="float" office:value="0.441153">
                <text:p>0.4411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0.527292">
                <text:p>0.527292</text:p>
              </table:table-cell>
              <table:table-cell office:value-type="float" office:value="0.525656">
                <text:p>0.5256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0.612626">
                <text:p>0.612626</text:p>
              </table:table-cell>
              <table:table-cell office:value-type="float" office:value="0.612867">
                <text:p>0.6128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0.697676">
                <text:p>0.697676</text:p>
              </table:table-cell>
              <table:table-cell office:value-type="float" office:value="0.699244">
                <text:p>0.6992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0.778801">
                <text:p>0.778801</text:p>
              </table:table-cell>
              <table:table-cell office:value-type="float" office:value="0.780974">
                <text:p>0.7809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0.852144">
                <text:p>0.852144</text:p>
              </table:table-cell>
              <table:table-cell office:value-type="float" office:value="0.854239">
                <text:p>0.8542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0.913931">
                <text:p>0.913931</text:p>
              </table:table-cell>
              <table:table-cell office:value-type="float" office:value="0.915472">
                <text:p>0.9154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">
                <text:p>-0.2</text:p>
              </table:table-cell>
              <table:table-cell office:value-type="float" office:value="0.960789">
                <text:p>0.960789</text:p>
              </table:table-cell>
              <table:table-cell office:value-type="float" office:value="0.961604">
                <text:p>0.9616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">
                <text:p>-0.1</text:p>
              </table:table-cell>
              <table:table-cell office:value-type="float" office:value="0.99005">
                <text:p>0.99005</text:p>
              </table:table-cell>
              <table:table-cell office:value-type="float" office:value="0.990274">
                <text:p>0.9902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02696E-015">
                <text:p>-1.02696E-0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0.99005">
                <text:p>0.99005</text:p>
              </table:table-cell>
              <table:table-cell office:value-type="float" office:value="0.990274">
                <text:p>0.990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960789">
                <text:p>0.960789</text:p>
              </table:table-cell>
              <table:table-cell office:value-type="float" office:value="0.961604">
                <text:p>0.9616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0.913931">
                <text:p>0.913931</text:p>
              </table:table-cell>
              <table:table-cell office:value-type="float" office:value="0.915472">
                <text:p>0.9154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852144">
                <text:p>0.852144</text:p>
              </table:table-cell>
              <table:table-cell office:value-type="float" office:value="0.854239">
                <text:p>0.8542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778801">
                <text:p>0.778801</text:p>
              </table:table-cell>
              <table:table-cell office:value-type="float" office:value="0.780974">
                <text:p>0.7809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697676">
                <text:p>0.697676</text:p>
              </table:table-cell>
              <table:table-cell office:value-type="float" office:value="0.699244">
                <text:p>0.6992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612626">
                <text:p>0.612626</text:p>
              </table:table-cell>
              <table:table-cell office:value-type="float" office:value="0.612867">
                <text:p>0.6128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0.527292">
                <text:p>0.527292</text:p>
              </table:table-cell>
              <table:table-cell office:value-type="float" office:value="0.525656">
                <text:p>0.525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444858">
                <text:p>0.444858</text:p>
              </table:table-cell>
              <table:table-cell office:value-type="float" office:value="0.441153">
                <text:p>0.4411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367879">
                <text:p>0.367879</text:p>
              </table:table-cell>
              <table:table-cell office:value-type="float" office:value="0.362409">
                <text:p>0.3624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0.298197">
                <text:p>0.298197</text:p>
              </table:table-cell>
              <table:table-cell office:value-type="float" office:value="0.291784">
                <text:p>0.2917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0.236928">
                <text:p>0.236928</text:p>
              </table:table-cell>
              <table:table-cell office:value-type="float" office:value="0.230826">
                <text:p>0.2308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0.18452">
                <text:p>0.18452</text:p>
              </table:table-cell>
              <table:table-cell office:value-type="float" office:value="0.180207">
                <text:p>0.1802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0.140858">
                <text:p>0.140858</text:p>
              </table:table-cell>
              <table:table-cell office:value-type="float" office:value="0.139737">
                <text:p>0.1397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0.105399">
                <text:p>0.105399</text:p>
              </table:table-cell>
              <table:table-cell office:value-type="float" office:value="0.108467">
                <text:p>0.1084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0.0773047">
                <text:p>0.0773047</text:p>
              </table:table-cell>
              <table:table-cell office:value-type="float" office:value="0.0848453">
                <text:p>0.08484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0.0555762">
                <text:p>0.0555762</text:p>
              </table:table-cell>
              <table:table-cell office:value-type="float" office:value="0.0669462">
                <text:p>0.06694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0.0391639">
                <text:p>0.0391639</text:p>
              </table:table-cell>
              <table:table-cell office:value-type="float" office:value="0.0527295">
                <text:p>0.05272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0.0270518">
                <text:p>0.0270518</text:p>
              </table:table-cell>
              <table:table-cell office:value-type="float" office:value="0.0403163">
                <text:p>0.04031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0183156">
                <text:p>0.0183156</text:p>
              </table:table-cell>
              <table:table-cell office:value-type="float" office:value="0.0282482">
                <text:p>0.02824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0.0121552">
                <text:p>0.0121552</text:p>
              </table:table-cell>
              <table:table-cell office:value-type="float" office:value="0.0157007">
                <text:p>0.01570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0.00790705">
                <text:p>0.00790705</text:p>
              </table:table-cell>
              <table:table-cell office:value-type="float" office:value="0.00261953">
                <text:p>0.002619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0.00504176">
                <text:p>0.00504176</text:p>
              </table:table-cell>
              <table:table-cell office:value-type="float" office:value="-0.0102472">
                <text:p>-0.01024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00315111">
                <text:p>0.00315111</text:p>
              </table:table-cell>
              <table:table-cell office:value-type="float" office:value="-0.0214399">
                <text:p>-0.02143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00193045">
                <text:p>0.00193045</text:p>
              </table:table-cell>
              <table:table-cell office:value-type="float" office:value="-0.0290118">
                <text:p>-0.02901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00115923">
                <text:p>0.00115923</text:p>
              </table:table-cell>
              <table:table-cell office:value-type="float" office:value="-0.0308817">
                <text:p>-0.03088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000682328">
                <text:p>0.000682328</text:p>
              </table:table-cell>
              <table:table-cell office:value-type="float" office:value="-0.0252931">
                <text:p>-0.02529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000393669">
                <text:p>0.000393669</text:p>
              </table:table-cell>
              <table:table-cell office:value-type="float" office:value="-0.0113377">
                <text:p>-0.01133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00022263">
                <text:p>0.00022263</text:p>
              </table:table-cell>
              <table:table-cell office:value-type="float" office:value="0.010519">
                <text:p>0.0105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00012341">
                <text:p>0.00012341</text:p>
              </table:table-cell>
              <table:table-cell office:value-type="float" office:value="0.037994">
                <text:p>0.0379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0000670548">
                <text:p>0.0000670548</text:p>
              </table:table-cell>
              <table:table-cell office:value-type="float" office:value="0.0667289">
                <text:p>0.06672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0000357128">
                <text:p>0.0000357128</text:p>
              </table:table-cell>
              <table:table-cell office:value-type="float" office:value="0.0903307">
                <text:p>0.09033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0000186437">
                <text:p>0.0000186437</text:p>
              </table:table-cell>
              <table:table-cell office:value-type="float" office:value="0.100832">
                <text:p>0.1008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00000954016">
                <text:p>0.00000954016</text:p>
              </table:table-cell>
              <table:table-cell office:value-type="float" office:value="0.0896785">
                <text:p>0.08967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0.00000478512">
                <text:p>0.00000478512</text:p>
              </table:table-cell>
              <table:table-cell office:value-type="float" office:value="0.0493189">
                <text:p>0.04931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0.00000235258">
                <text:p>0.00000235258</text:p>
              </table:table-cell>
              <table:table-cell office:value-type="float" office:value="-0.0245808">
                <text:p>-0.02458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0.00000113373">
                <text:p>0.00000113373</text:p>
              </table:table-cell>
              <table:table-cell office:value-type="float" office:value="-0.130378">
                <text:p>-0.1303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0.000000535535">
                <text:p>0.000000535535</text:p>
              </table:table-cell>
              <table:table-cell office:value-type="float" office:value="-0.257365">
                <text:p>-0.2573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0.00000024796">
                <text:p>0.00000024796</text:p>
              </table:table-cell>
              <table:table-cell office:value-type="float" office:value="-0.382768">
                <text:p>-0.3827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000000112535">
                <text:p>0.000000112535</text:p>
              </table:table-cell>
              <table:table-cell office:value-type="float" office:value="-0.469523">
                <text:p>-0.4695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0.0000000500622">
                <text:p>0.0000000500622</text:p>
              </table:table-cell>
              <table:table-cell office:value-type="float" office:value="-0.465882">
                <text:p>-0.4658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0.0000000218296">
                <text:p>0.0000000218296</text:p>
              </table:table-cell>
              <table:table-cell office:value-type="float" office:value="-0.308359">
                <text:p>-0.3083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0.00000000933029">
                <text:p>0.00000000933029</text:p>
              </table:table-cell>
              <table:table-cell office:value-type="float" office:value="0.0698583">
                <text:p>0.06985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0000000390894">
                <text:p>0.00000000390894</text:p>
              </table:table-cell>
              <table:table-cell office:value-type="float" office:value="0.722167">
                <text:p>0.7221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0.00000000160523">
                <text:p>0.00000000160523</text:p>
              </table:table-cell>
              <table:table-cell office:value-type="float" office:value="1.65969">
                <text:p>1.659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0.000000000646143">
                <text:p>0.000000000646143</text:p>
              </table:table-cell>
              <table:table-cell office:value-type="float" office:value="2.80537">
                <text:p>2.805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00000000254938">
                <text:p>0.000000000254938</text:p>
              </table:table-cell>
              <table:table-cell office:value-type="float" office:value="3.92464">
                <text:p>3.924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000000000985951">
                <text:p>0.0000000000985951</text:p>
              </table:table-cell>
              <table:table-cell office:value-type="float" office:value="4.52478">
                <text:p>4.524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000000000373757">
                <text:p>0.0000000000373757</text:p>
              </table:table-cell>
              <table:table-cell office:value-type="float" office:value="3.71287">
                <text:p>3.712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0000000000138879">
                <text:p>0.0000000000138879</text:p>
              </table:table-cell>
              <table:table-cell office:value-type="float" office:value="0.0000000000140441">
                <text:p>0.00000000001404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6cm" svg:height="8.989cm" xlink:href=".." xlink:type="simple" chart:class="chart:scatter" chart:style-name="ch1">
        <chart:title svg:x="7.279cm" svg:y="0.315cm" chart:style-name="ch2">
          <text:p>n = 20</text:p>
        </chart:title>
        <chart:legend chart:legend-position="end" svg:x="12.449cm" svg:y="3.94cm" style:legend-expansion="high" chart:style-name="ch3"/>
        <chart:plot-area chart:style-name="ch4" table:cell-range-address="interpolation_f1.A1:interpolation_f1.C1 interpolation_f1.A308:interpolation_f1.C408" chart:data-source-has-labels="row" svg:x="0.32cm" svg:y="1.299cm" svg:width="11.809cm" svg:height="7.511cm">
          <chart:coordinate-region svg:x="0.479cm" svg:y="1.501cm" svg:width="11.553cm" svg:height="7.1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erpolation_f1.B308:interpolation_f1.B408" chart:label-cell-address="interpolation_f1.B1:interpolation_f1.B1" chart:class="chart:scatter">
            <chart:domain table:cell-range-address="interpolation_f1.A308:interpolation_f1.A408"/>
            <chart:data-point chart:repeated="101"/>
          </chart:series>
          <chart:series chart:style-name="ch9" chart:values-cell-range-address="interpolation_f1.C308:interpolation_f1.C408" chart:label-cell-address="interpolation_f1.C1:interpolation_f1.C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_actual</text:p>
                <draw:g>
                  <svg:desc>interpolation_f1.B1:interpolation_f1.B1</svg:desc>
                </draw:g>
              </table:table-cell>
              <table:table-cell office:value-type="string">
                <text:p>y_interpolated</text:p>
                <draw:g>
                  <svg:desc>interpolation_f1.C1:interpolation_f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interpolation_f1.A308:interpolation_f1.A408</svg:desc>
                </draw:g>
              </table:table-cell>
              <table:table-cell office:value-type="float" office:value="0.0000000000138879">
                <text:p>0.0000000000138879</text:p>
                <draw:g>
                  <svg:desc>interpolation_f1.B308:interpolation_f1.B408</svg:desc>
                </draw:g>
              </table:table-cell>
              <table:table-cell office:value-type="float" office:value="0.0000000000138879">
                <text:p>0.0000000000138879</text:p>
                <draw:g>
                  <svg:desc>interpolation_f1.C308:interpolation_f1.C4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000000000373757">
                <text:p>0.0000000000373757</text:p>
              </table:table-cell>
              <table:table-cell office:value-type="float" office:value="2.9816">
                <text:p>2.9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000000000985951">
                <text:p>0.0000000000985951</text:p>
              </table:table-cell>
              <table:table-cell office:value-type="float" office:value="2.81014">
                <text:p>2.81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00000000254938">
                <text:p>0.000000000254938</text:p>
              </table:table-cell>
              <table:table-cell office:value-type="float" office:value="1.74974">
                <text:p>1.74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00000000646143">
                <text:p>0.000000000646143</text:p>
              </table:table-cell>
              <table:table-cell office:value-type="float" office:value="0.753465">
                <text:p>0.753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0000000160523">
                <text:p>0.00000000160523</text:p>
              </table:table-cell>
              <table:table-cell office:value-type="float" office:value="0.10891">
                <text:p>0.108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0000000390894">
                <text:p>0.00000000390894</text:p>
              </table:table-cell>
              <table:table-cell office:value-type="float" office:value="-0.192536">
                <text:p>-0.192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0000000933029">
                <text:p>0.00000000933029</text:p>
              </table:table-cell>
              <table:table-cell office:value-type="float" office:value="-0.258925">
                <text:p>-0.2589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000000218296">
                <text:p>0.0000000218296</text:p>
              </table:table-cell>
              <table:table-cell office:value-type="float" office:value="-0.204115">
                <text:p>-0.204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000000500622">
                <text:p>0.0000000500622</text:p>
              </table:table-cell>
              <table:table-cell office:value-type="float" office:value="-0.112095">
                <text:p>-0.112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00000112535">
                <text:p>0.000000112535</text:p>
              </table:table-cell>
              <table:table-cell office:value-type="float" office:value="-0.0309797">
                <text:p>-0.03097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0000024796">
                <text:p>0.00000024796</text:p>
              </table:table-cell>
              <table:table-cell office:value-type="float" office:value="0.0201123">
                <text:p>0.0201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00000535535">
                <text:p>0.000000535535</text:p>
              </table:table-cell>
              <table:table-cell office:value-type="float" office:value="0.040599">
                <text:p>0.040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0000113373">
                <text:p>0.00000113373</text:p>
              </table:table-cell>
              <table:table-cell office:value-type="float" office:value="0.0389378">
                <text:p>0.03893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0000235258">
                <text:p>0.00000235258</text:p>
              </table:table-cell>
              <table:table-cell office:value-type="float" office:value="0.0258165">
                <text:p>0.0258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00000478512">
                <text:p>0.00000478512</text:p>
              </table:table-cell>
              <table:table-cell office:value-type="float" office:value="0.010219">
                <text:p>0.010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00000954016">
                <text:p>0.00000954016</text:p>
              </table:table-cell>
              <table:table-cell office:value-type="float" office:value="-0.00217295">
                <text:p>-0.00217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0000186437">
                <text:p>0.0000186437</text:p>
              </table:table-cell>
              <table:table-cell office:value-type="float" office:value="-0.00900839">
                <text:p>-0.009008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0000357128">
                <text:p>0.0000357128</text:p>
              </table:table-cell>
              <table:table-cell office:value-type="float" office:value="-0.0104556">
                <text:p>-0.0104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0000670548">
                <text:p>0.0000670548</text:p>
              </table:table-cell>
              <table:table-cell office:value-type="float" office:value="-0.00811534">
                <text:p>-0.008115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00012341">
                <text:p>0.00012341</text:p>
              </table:table-cell>
              <table:table-cell office:value-type="float" office:value="-0.00402734">
                <text:p>-0.004027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00022263">
                <text:p>0.00022263</text:p>
              </table:table-cell>
              <table:table-cell office:value-type="float" office:value="0.0000405412">
                <text:p>0.00004054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000393669">
                <text:p>0.000393669</text:p>
              </table:table-cell>
              <table:table-cell office:value-type="float" office:value="0.00297056">
                <text:p>0.00297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000682328">
                <text:p>0.000682328</text:p>
              </table:table-cell>
              <table:table-cell office:value-type="float" office:value="0.00438133">
                <text:p>0.004381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00115923">
                <text:p>0.00115923</text:p>
              </table:table-cell>
              <table:table-cell office:value-type="float" office:value="0.00451005">
                <text:p>0.00451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00193045">
                <text:p>0.00193045</text:p>
              </table:table-cell>
              <table:table-cell office:value-type="float" office:value="0.00399148">
                <text:p>0.00399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00315111">
                <text:p>0.00315111</text:p>
              </table:table-cell>
              <table:table-cell office:value-type="float" office:value="0.0036221">
                <text:p>0.00362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0.00504176">
                <text:p>0.00504176</text:p>
              </table:table-cell>
              <table:table-cell office:value-type="float" office:value="0.00417325">
                <text:p>0.004173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0.00790705">
                <text:p>0.00790705</text:p>
              </table:table-cell>
              <table:table-cell office:value-type="float" office:value="0.00628667">
                <text:p>0.00628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0.0121552">
                <text:p>0.0121552</text:p>
              </table:table-cell>
              <table:table-cell office:value-type="float" office:value="0.0104578">
                <text:p>0.0104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.0183156">
                <text:p>0.0183156</text:p>
              </table:table-cell>
              <table:table-cell office:value-type="float" office:value="0.0170901">
                <text:p>0.01709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0.0270518">
                <text:p>0.0270518</text:p>
              </table:table-cell>
              <table:table-cell office:value-type="float" office:value="0.0265905">
                <text:p>0.0265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0.0391639">
                <text:p>0.0391639</text:p>
              </table:table-cell>
              <table:table-cell office:value-type="float" office:value="0.0394707">
                <text:p>0.03947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0.0555762">
                <text:p>0.0555762</text:p>
              </table:table-cell>
              <table:table-cell office:value-type="float" office:value="0.0564203">
                <text:p>0.05642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0.0773047">
                <text:p>0.0773047</text:p>
              </table:table-cell>
              <table:table-cell office:value-type="float" office:value="0.0783304">
                <text:p>0.0783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0.105399">
                <text:p>0.105399</text:p>
              </table:table-cell>
              <table:table-cell office:value-type="float" office:value="0.106251">
                <text:p>0.1062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0.140858">
                <text:p>0.140858</text:p>
              </table:table-cell>
              <table:table-cell office:value-type="float" office:value="0.141287">
                <text:p>0.1412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0.18452">
                <text:p>0.18452</text:p>
              </table:table-cell>
              <table:table-cell office:value-type="float" office:value="0.184441">
                <text:p>0.1844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0.236928">
                <text:p>0.236928</text:p>
              </table:table-cell>
              <table:table-cell office:value-type="float" office:value="0.236427">
                <text:p>0.2364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0.298197">
                <text:p>0.298197</text:p>
              </table:table-cell>
              <table:table-cell office:value-type="float" office:value="0.297483">
                <text:p>0.2974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0.367879">
                <text:p>0.367879</text:p>
              </table:table-cell>
              <table:table-cell office:value-type="float" office:value="0.367205">
                <text:p>0.367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0.444858">
                <text:p>0.444858</text:p>
              </table:table-cell>
              <table:table-cell office:value-type="float" office:value="0.444442">
                <text:p>0.4444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0.527292">
                <text:p>0.527292</text:p>
              </table:table-cell>
              <table:table-cell office:value-type="float" office:value="0.527251">
                <text:p>0.5272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0.612626">
                <text:p>0.612626</text:p>
              </table:table-cell>
              <table:table-cell office:value-type="float" office:value="0.612948">
                <text:p>0.6129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0.697676">
                <text:p>0.697676</text:p>
              </table:table-cell>
              <table:table-cell office:value-type="float" office:value="0.698233">
                <text:p>0.6982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0.778801">
                <text:p>0.778801</text:p>
              </table:table-cell>
              <table:table-cell office:value-type="float" office:value="0.779394">
                <text:p>0.7793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0.852144">
                <text:p>0.852144</text:p>
              </table:table-cell>
              <table:table-cell office:value-type="float" office:value="0.852573">
                <text:p>0.8525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0.913931">
                <text:p>0.913931</text:p>
              </table:table-cell>
              <table:table-cell office:value-type="float" office:value="0.914058">
                <text:p>0.9140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">
                <text:p>-0.2</text:p>
              </table:table-cell>
              <table:table-cell office:value-type="float" office:value="0.960789">
                <text:p>0.960789</text:p>
              </table:table-cell>
              <table:table-cell office:value-type="float" office:value="0.960578">
                <text:p>0.9605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">
                <text:p>-0.1</text:p>
              </table:table-cell>
              <table:table-cell office:value-type="float" office:value="0.99005">
                <text:p>0.99005</text:p>
              </table:table-cell>
              <table:table-cell office:value-type="float" office:value="0.989578">
                <text:p>0.9895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02696E-015">
                <text:p>-1.02696E-015</text:p>
              </table:table-cell>
              <table:table-cell office:value-type="float" office:value="1">
                <text:p>1</text:p>
              </table:table-cell>
              <table:table-cell office:value-type="float" office:value="0.999431">
                <text:p>0.9994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0.99005">
                <text:p>0.99005</text:p>
              </table:table-cell>
              <table:table-cell office:value-type="float" office:value="0.989578">
                <text:p>0.9895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960789">
                <text:p>0.960789</text:p>
              </table:table-cell>
              <table:table-cell office:value-type="float" office:value="0.960578">
                <text:p>0.9605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0.913931">
                <text:p>0.913931</text:p>
              </table:table-cell>
              <table:table-cell office:value-type="float" office:value="0.914058">
                <text:p>0.9140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852144">
                <text:p>0.852144</text:p>
              </table:table-cell>
              <table:table-cell office:value-type="float" office:value="0.852573">
                <text:p>0.8525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778801">
                <text:p>0.778801</text:p>
              </table:table-cell>
              <table:table-cell office:value-type="float" office:value="0.779394">
                <text:p>0.7793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697676">
                <text:p>0.697676</text:p>
              </table:table-cell>
              <table:table-cell office:value-type="float" office:value="0.698233">
                <text:p>0.6982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612626">
                <text:p>0.612626</text:p>
              </table:table-cell>
              <table:table-cell office:value-type="float" office:value="0.612948">
                <text:p>0.6129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0.527292">
                <text:p>0.527292</text:p>
              </table:table-cell>
              <table:table-cell office:value-type="float" office:value="0.527251">
                <text:p>0.5272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444858">
                <text:p>0.444858</text:p>
              </table:table-cell>
              <table:table-cell office:value-type="float" office:value="0.444442">
                <text:p>0.4444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367879">
                <text:p>0.367879</text:p>
              </table:table-cell>
              <table:table-cell office:value-type="float" office:value="0.367205">
                <text:p>0.3672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0.298197">
                <text:p>0.298197</text:p>
              </table:table-cell>
              <table:table-cell office:value-type="float" office:value="0.297483">
                <text:p>0.2974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0.236928">
                <text:p>0.236928</text:p>
              </table:table-cell>
              <table:table-cell office:value-type="float" office:value="0.236427">
                <text:p>0.2364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0.18452">
                <text:p>0.18452</text:p>
              </table:table-cell>
              <table:table-cell office:value-type="float" office:value="0.184441">
                <text:p>0.1844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0.140858">
                <text:p>0.140858</text:p>
              </table:table-cell>
              <table:table-cell office:value-type="float" office:value="0.141287">
                <text:p>0.1412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0.105399">
                <text:p>0.105399</text:p>
              </table:table-cell>
              <table:table-cell office:value-type="float" office:value="0.106251">
                <text:p>0.1062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0.0773047">
                <text:p>0.0773047</text:p>
              </table:table-cell>
              <table:table-cell office:value-type="float" office:value="0.0783304">
                <text:p>0.07833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0.0555762">
                <text:p>0.0555762</text:p>
              </table:table-cell>
              <table:table-cell office:value-type="float" office:value="0.0564203">
                <text:p>0.05642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0.0391639">
                <text:p>0.0391639</text:p>
              </table:table-cell>
              <table:table-cell office:value-type="float" office:value="0.0394707">
                <text:p>0.03947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0.0270518">
                <text:p>0.0270518</text:p>
              </table:table-cell>
              <table:table-cell office:value-type="float" office:value="0.0265905">
                <text:p>0.02659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0183156">
                <text:p>0.0183156</text:p>
              </table:table-cell>
              <table:table-cell office:value-type="float" office:value="0.0170901">
                <text:p>0.01709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0.0121552">
                <text:p>0.0121552</text:p>
              </table:table-cell>
              <table:table-cell office:value-type="float" office:value="0.0104578">
                <text:p>0.01045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0.00790705">
                <text:p>0.00790705</text:p>
              </table:table-cell>
              <table:table-cell office:value-type="float" office:value="0.00628667">
                <text:p>0.00628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0.00504176">
                <text:p>0.00504176</text:p>
              </table:table-cell>
              <table:table-cell office:value-type="float" office:value="0.00417325">
                <text:p>0.004173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00315111">
                <text:p>0.00315111</text:p>
              </table:table-cell>
              <table:table-cell office:value-type="float" office:value="0.0036221">
                <text:p>0.00362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00193045">
                <text:p>0.00193045</text:p>
              </table:table-cell>
              <table:table-cell office:value-type="float" office:value="0.00399148">
                <text:p>0.003991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00115923">
                <text:p>0.00115923</text:p>
              </table:table-cell>
              <table:table-cell office:value-type="float" office:value="0.00451005">
                <text:p>0.004510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000682328">
                <text:p>0.000682328</text:p>
              </table:table-cell>
              <table:table-cell office:value-type="float" office:value="0.00438133">
                <text:p>0.004381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000393669">
                <text:p>0.000393669</text:p>
              </table:table-cell>
              <table:table-cell office:value-type="float" office:value="0.00297056">
                <text:p>0.002970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00022263">
                <text:p>0.00022263</text:p>
              </table:table-cell>
              <table:table-cell office:value-type="float" office:value="0.0000405412">
                <text:p>0.00004054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00012341">
                <text:p>0.00012341</text:p>
              </table:table-cell>
              <table:table-cell office:value-type="float" office:value="-0.00402734">
                <text:p>-0.004027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0000670548">
                <text:p>0.0000670548</text:p>
              </table:table-cell>
              <table:table-cell office:value-type="float" office:value="-0.00811534">
                <text:p>-0.008115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0000357128">
                <text:p>0.0000357128</text:p>
              </table:table-cell>
              <table:table-cell office:value-type="float" office:value="-0.0104556">
                <text:p>-0.01045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0000186437">
                <text:p>0.0000186437</text:p>
              </table:table-cell>
              <table:table-cell office:value-type="float" office:value="-0.00900839">
                <text:p>-0.009008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00000954016">
                <text:p>0.00000954016</text:p>
              </table:table-cell>
              <table:table-cell office:value-type="float" office:value="-0.00217295">
                <text:p>-0.002172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0.00000478512">
                <text:p>0.00000478512</text:p>
              </table:table-cell>
              <table:table-cell office:value-type="float" office:value="0.010219">
                <text:p>0.0102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0.00000235258">
                <text:p>0.00000235258</text:p>
              </table:table-cell>
              <table:table-cell office:value-type="float" office:value="0.0258165">
                <text:p>0.02581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0.00000113373">
                <text:p>0.00000113373</text:p>
              </table:table-cell>
              <table:table-cell office:value-type="float" office:value="0.0389378">
                <text:p>0.03893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0.000000535535">
                <text:p>0.000000535535</text:p>
              </table:table-cell>
              <table:table-cell office:value-type="float" office:value="0.040599">
                <text:p>0.0405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0.00000024796">
                <text:p>0.00000024796</text:p>
              </table:table-cell>
              <table:table-cell office:value-type="float" office:value="0.0201123">
                <text:p>0.02011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000000112535">
                <text:p>0.000000112535</text:p>
              </table:table-cell>
              <table:table-cell office:value-type="float" office:value="-0.0309797">
                <text:p>-0.03097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0.0000000500622">
                <text:p>0.0000000500622</text:p>
              </table:table-cell>
              <table:table-cell office:value-type="float" office:value="-0.112095">
                <text:p>-0.1120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0.0000000218296">
                <text:p>0.0000000218296</text:p>
              </table:table-cell>
              <table:table-cell office:value-type="float" office:value="-0.204115">
                <text:p>-0.2041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0.00000000933029">
                <text:p>0.00000000933029</text:p>
              </table:table-cell>
              <table:table-cell office:value-type="float" office:value="-0.258925">
                <text:p>-0.2589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0000000390894">
                <text:p>0.00000000390894</text:p>
              </table:table-cell>
              <table:table-cell office:value-type="float" office:value="-0.192536">
                <text:p>-0.1925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0.00000000160523">
                <text:p>0.00000000160523</text:p>
              </table:table-cell>
              <table:table-cell office:value-type="float" office:value="0.10891">
                <text:p>0.108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0.000000000646143">
                <text:p>0.000000000646143</text:p>
              </table:table-cell>
              <table:table-cell office:value-type="float" office:value="0.753465">
                <text:p>0.7534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00000000254938">
                <text:p>0.000000000254938</text:p>
              </table:table-cell>
              <table:table-cell office:value-type="float" office:value="1.74974">
                <text:p>1.749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000000000985951">
                <text:p>0.0000000000985951</text:p>
              </table:table-cell>
              <table:table-cell office:value-type="float" office:value="2.81014">
                <text:p>2.810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000000000373757">
                <text:p>0.0000000000373757</text:p>
              </table:table-cell>
              <table:table-cell office:value-type="float" office:value="2.9816">
                <text:p>2.98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0000000000138879">
                <text:p>0.0000000000138879</text:p>
              </table:table-cell>
              <table:table-cell office:value-type="float" office:value="0.0000000000140435">
                <text:p>0.00000000001404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